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02cm"/>
    </style:style>
    <style:style style:name="co3" style:family="table-column">
      <style:table-column-properties fo:break-before="auto" style:column-width="5.5cm"/>
    </style:style>
    <style:style style:name="co4" style:family="table-column">
      <style:table-column-properties fo:break-before="auto" style:column-width="11.056cm"/>
    </style:style>
    <style:style style:name="co5" style:family="table-column">
      <style:table-column-properties fo:break-before="auto" style:column-width="3.902cm"/>
    </style:style>
    <style:style style:name="co6" style:family="table-column">
      <style:table-column-properties fo:break-before="auto" style:column-width="3.54cm"/>
    </style:style>
    <style:style style:name="co7" style:family="table-column">
      <style:table-column-properties fo:break-before="auto" style:column-width="6.862cm"/>
    </style:style>
    <style:style style:name="co8" style:family="table-column">
      <style:table-column-properties fo:break-before="auto" style:column-width="5.609cm"/>
    </style:style>
    <style:style style:name="co9" style:family="table-column">
      <style:table-column-properties fo:break-before="auto" style:column-width="4.874cm"/>
    </style:style>
    <style:style style:name="co10" style:family="table-column">
      <style:table-column-properties fo:break-before="auto" style:column-width="3.076cm"/>
    </style:style>
    <style:style style:name="ro1" style:family="table-row">
      <style:table-row-properties style:row-height="0.452cm" fo:break-before="auto" style:use-optimal-row-height="true"/>
    </style:style>
    <style:style style:name="ro2" style:family="table-row">
      <style:table-row-properties style:row-height="0.469cm" fo:break-before="auto" style:use-optimal-row-height="false"/>
    </style:style>
    <style:style style:name="ro3" style:family="table-row">
      <style:table-row-properties style:row-height="0.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7"/>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groupes" table:style-name="ta1">
        <table:shapes>
          <draw:frame draw:z-index="0" draw:name="http://127.0.0.1/phpmyadmin/themes/dot.gif" draw:style-name="gr1" draw:text-style-name="P1" svg:width="0.025cm" svg:height="0.025cm" svg:x="4.515cm" svg:y="0cm">
            <draw:image xlink:href="http://127.0.0.1/phpmyadmin/themes/dot.gif" xlink:type="simple" xlink:show="embed" xlink:actuate="onLoad">
              <text:p/>
            </draw:image>
          </draw:frame>
          <draw:frame draw:z-index="1" draw:name="http://127.0.0.1/phpmyadmin/themes/dot.gif" draw:style-name="gr1" draw:text-style-name="P1" svg:width="0.025cm" svg:height="0.025cm" svg:x="20.32cm" svg:y="0cm">
            <draw:image xlink:href="http://127.0.0.1/phpmyadmin/themes/dot.gif" xlink:type="simple" xlink:show="embed" xlink:actuate="onLoad">
              <text:p/>
            </draw:image>
          </draw:frame>
          <draw:frame draw:z-index="2" draw:name="http://127.0.0.1/phpmyadmin/themes/dot.gif" draw:style-name="gr1" draw:text-style-name="P1" svg:width="0.025cm" svg:height="0.025cm" svg:x="22.577cm" svg:y="0cm">
            <draw:image xlink:href="http://127.0.0.1/phpmyadmin/themes/dot.gif" xlink:type="simple" xlink:show="embed" xlink:actuate="onLoad">
              <text:p/>
            </draw:image>
          </draw:frame>
          <draw:frame draw:z-index="3" draw:name="http://127.0.0.1/phpmyadmin/themes/dot.gif" draw:style-name="gr1" draw:text-style-name="P1" svg:width="0.025cm" svg:height="0.025cm" svg:x="24.835cm" svg:y="0cm">
            <draw:image xlink:href="http://127.0.0.1/phpmyadmin/themes/dot.gif" xlink:type="simple" xlink:show="embed" xlink:actuate="onLoad">
              <text:p/>
            </draw:image>
          </draw:frame>
          <draw:frame draw:z-index="4" draw:name="http://127.0.0.1/phpmyadmin/themes/dot.gif" draw:style-name="gr1" draw:text-style-name="P1" svg:width="0.025cm" svg:height="0.025cm" svg:x="24.861cm" svg:y="0cm">
            <draw:image xlink:href="http://127.0.0.1/phpmyadmin/themes/dot.gif" xlink:type="simple" xlink:show="embed" xlink:actuate="onLoad">
              <text:p/>
            </draw:image>
          </draw:frame>
          <draw:frame draw:z-index="5" draw:name="http://127.0.0.1/phpmyadmin/themes/dot.gif" draw:style-name="gr1" draw:text-style-name="P1" svg:width="0.025cm" svg:height="0.025cm" svg:x="24.887cm" svg:y="0cm">
            <draw:image xlink:href="http://127.0.0.1/phpmyadmin/themes/dot.gif" xlink:type="simple" xlink:show="embed" xlink:actuate="onLoad">
              <text:p/>
            </draw:image>
          </draw:frame>
          <draw:frame draw:z-index="6" draw:name="http://127.0.0.1/phpmyadmin/themes/dot.gif" draw:style-name="gr1" draw:text-style-name="P1" svg:width="0.025cm" svg:height="0.025cm" svg:x="24.913cm" svg:y="0cm">
            <draw:image xlink:href="http://127.0.0.1/phpmyadmin/themes/dot.gif" xlink:type="simple" xlink:show="embed" xlink:actuate="onLoad">
              <text:p/>
            </draw:image>
          </draw:frame>
          <draw:frame draw:z-index="7" draw:name="http://127.0.0.1/phpmyadmin/themes/dot.gif" draw:style-name="gr1" draw:text-style-name="P1" svg:width="0.025cm" svg:height="0.025cm" svg:x="24.939cm" svg:y="0cm">
            <draw:image xlink:href="http://127.0.0.1/phpmyadmin/themes/dot.gif" xlink:type="simple" xlink:show="embed" xlink:actuate="onLoad">
              <text:p/>
            </draw:image>
          </draw:frame>
          <draw:frame draw:z-index="8" draw:name="http://127.0.0.1/phpmyadmin/themes/dot.gif" draw:style-name="gr1" draw:text-style-name="P1" svg:width="0.025cm" svg:height="0.025cm" svg:x="24.965cm" svg:y="0cm">
            <draw:image xlink:href="http://127.0.0.1/phpmyadmin/themes/dot.gif" xlink:type="simple" xlink:show="embed" xlink:actuate="onLoad">
              <text:p/>
            </draw:image>
          </draw:frame>
          <draw:frame draw:z-index="9" draw:name="http://127.0.0.1/phpmyadmin/themes/dot.gif" draw:style-name="gr1" draw:text-style-name="P1" svg:width="0.025cm" svg:height="0.025cm" svg:x="24.991cm" svg:y="0cm">
            <draw:image xlink:href="http://127.0.0.1/phpmyadmin/themes/dot.gif" xlink:type="simple" xlink:show="embed" xlink:actuate="onLoad">
              <text:p/>
            </draw:image>
          </draw:frame>
          <draw:frame draw:z-index="10" draw:name="http://127.0.0.1/phpmyadmin/themes/dot.gif" draw:style-name="gr1" draw:text-style-name="P1" svg:width="0.025cm" svg:height="0.025cm" svg:x="20.32cm" svg:y="0.451cm">
            <draw:image xlink:href="http://127.0.0.1/phpmyadmin/themes/dot.gif" xlink:type="simple" xlink:show="embed" xlink:actuate="onLoad">
              <text:p/>
            </draw:image>
          </draw:frame>
          <draw:frame draw:z-index="11" draw:name="http://127.0.0.1/phpmyadmin/themes/dot.gif" draw:style-name="gr1" draw:text-style-name="P1" svg:width="0.025cm" svg:height="0.025cm" svg:x="22.577cm" svg:y="0.451cm">
            <draw:image xlink:href="http://127.0.0.1/phpmyadmin/themes/dot.gif" xlink:type="simple" xlink:show="embed" xlink:actuate="onLoad">
              <text:p/>
            </draw:image>
          </draw:frame>
          <draw:frame draw:z-index="12" draw:name="http://127.0.0.1/phpmyadmin/themes/dot.gif" draw:style-name="gr1" draw:text-style-name="P1" svg:width="0.025cm" svg:height="0.025cm" svg:x="24.835cm" svg:y="0.451cm">
            <draw:image xlink:href="http://127.0.0.1/phpmyadmin/themes/dot.gif" xlink:type="simple" xlink:show="embed" xlink:actuate="onLoad">
              <text:p/>
            </draw:image>
          </draw:frame>
          <draw:frame draw:z-index="13" draw:name="http://127.0.0.1/phpmyadmin/themes/dot.gif" draw:style-name="gr1" draw:text-style-name="P1" svg:width="0.025cm" svg:height="0.025cm" svg:x="24.861cm" svg:y="0.451cm">
            <draw:image xlink:href="http://127.0.0.1/phpmyadmin/themes/dot.gif" xlink:type="simple" xlink:show="embed" xlink:actuate="onLoad">
              <text:p/>
            </draw:image>
          </draw:frame>
          <draw:frame draw:z-index="14" draw:name="http://127.0.0.1/phpmyadmin/themes/dot.gif" draw:style-name="gr1" draw:text-style-name="P1" svg:width="0.025cm" svg:height="0.025cm" svg:x="24.887cm" svg:y="0.451cm">
            <draw:image xlink:href="http://127.0.0.1/phpmyadmin/themes/dot.gif" xlink:type="simple" xlink:show="embed" xlink:actuate="onLoad">
              <text:p/>
            </draw:image>
          </draw:frame>
          <draw:frame draw:z-index="15" draw:name="http://127.0.0.1/phpmyadmin/themes/dot.gif" draw:style-name="gr1" draw:text-style-name="P1" svg:width="0.025cm" svg:height="0.025cm" svg:x="24.913cm" svg:y="0.451cm">
            <draw:image xlink:href="http://127.0.0.1/phpmyadmin/themes/dot.gif" xlink:type="simple" xlink:show="embed" xlink:actuate="onLoad">
              <text:p/>
            </draw:image>
          </draw:frame>
          <draw:frame draw:z-index="16" draw:name="http://127.0.0.1/phpmyadmin/themes/dot.gif" draw:style-name="gr1" draw:text-style-name="P1" svg:width="0.025cm" svg:height="0.025cm" svg:x="24.939cm" svg:y="0.451cm">
            <draw:image xlink:href="http://127.0.0.1/phpmyadmin/themes/dot.gif" xlink:type="simple" xlink:show="embed" xlink:actuate="onLoad">
              <text:p/>
            </draw:image>
          </draw:frame>
          <draw:frame draw:z-index="17" draw:name="http://127.0.0.1/phpmyadmin/themes/dot.gif" draw:style-name="gr1" draw:text-style-name="P1" svg:width="0.025cm" svg:height="0.025cm" svg:x="24.965cm" svg:y="0.451cm">
            <draw:image xlink:href="http://127.0.0.1/phpmyadmin/themes/dot.gif" xlink:type="simple" xlink:show="embed" xlink:actuate="onLoad">
              <text:p/>
            </draw:image>
          </draw:frame>
          <draw:frame draw:z-index="18" draw:name="http://127.0.0.1/phpmyadmin/themes/dot.gif" draw:style-name="gr1" draw:text-style-name="P1" svg:width="0.025cm" svg:height="0.025cm" svg:x="24.991cm" svg:y="0.451cm">
            <draw:image xlink:href="http://127.0.0.1/phpmyadmin/themes/dot.gif" xlink:type="simple" xlink:show="embed" xlink:actuate="onLoad">
              <text:p/>
            </draw:image>
          </draw:frame>
          <draw:frame draw:z-index="19" draw:name="http://127.0.0.1/phpmyadmin/themes/dot.gif" draw:style-name="gr1" draw:text-style-name="P1" svg:width="0.025cm" svg:height="0.025cm" svg:x="20.32cm" svg:y="0.903cm">
            <draw:image xlink:href="http://127.0.0.1/phpmyadmin/themes/dot.gif" xlink:type="simple" xlink:show="embed" xlink:actuate="onLoad">
              <text:p/>
            </draw:image>
          </draw:frame>
          <draw:frame draw:z-index="20" draw:name="http://127.0.0.1/phpmyadmin/themes/dot.gif" draw:style-name="gr1" draw:text-style-name="P1" svg:width="0.025cm" svg:height="0.025cm" svg:x="22.577cm" svg:y="0.903cm">
            <draw:image xlink:href="http://127.0.0.1/phpmyadmin/themes/dot.gif" xlink:type="simple" xlink:show="embed" xlink:actuate="onLoad">
              <text:p/>
            </draw:image>
          </draw:frame>
          <draw:frame draw:z-index="21" draw:name="http://127.0.0.1/phpmyadmin/themes/dot.gif" draw:style-name="gr1" draw:text-style-name="P1" svg:width="0.025cm" svg:height="0.025cm" svg:x="24.835cm" svg:y="0.903cm">
            <draw:image xlink:href="http://127.0.0.1/phpmyadmin/themes/dot.gif" xlink:type="simple" xlink:show="embed" xlink:actuate="onLoad">
              <text:p/>
            </draw:image>
          </draw:frame>
          <draw:frame draw:z-index="22" draw:name="http://127.0.0.1/phpmyadmin/themes/dot.gif" draw:style-name="gr1" draw:text-style-name="P1" svg:width="0.025cm" svg:height="0.025cm" svg:x="24.861cm" svg:y="0.903cm">
            <draw:image xlink:href="http://127.0.0.1/phpmyadmin/themes/dot.gif" xlink:type="simple" xlink:show="embed" xlink:actuate="onLoad">
              <text:p/>
            </draw:image>
          </draw:frame>
          <draw:frame draw:z-index="23" draw:name="http://127.0.0.1/phpmyadmin/themes/dot.gif" draw:style-name="gr1" draw:text-style-name="P1" svg:width="0.025cm" svg:height="0.025cm" svg:x="24.887cm" svg:y="0.903cm">
            <draw:image xlink:href="http://127.0.0.1/phpmyadmin/themes/dot.gif" xlink:type="simple" xlink:show="embed" xlink:actuate="onLoad">
              <text:p/>
            </draw:image>
          </draw:frame>
          <draw:frame draw:z-index="24" draw:name="http://127.0.0.1/phpmyadmin/themes/dot.gif" draw:style-name="gr1" draw:text-style-name="P1" svg:width="0.025cm" svg:height="0.025cm" svg:x="24.913cm" svg:y="0.903cm">
            <draw:image xlink:href="http://127.0.0.1/phpmyadmin/themes/dot.gif" xlink:type="simple" xlink:show="embed" xlink:actuate="onLoad">
              <text:p/>
            </draw:image>
          </draw:frame>
          <draw:frame draw:z-index="25" draw:name="http://127.0.0.1/phpmyadmin/themes/dot.gif" draw:style-name="gr1" draw:text-style-name="P1" svg:width="0.025cm" svg:height="0.025cm" svg:x="24.939cm" svg:y="0.903cm">
            <draw:image xlink:href="http://127.0.0.1/phpmyadmin/themes/dot.gif" xlink:type="simple" xlink:show="embed" xlink:actuate="onLoad">
              <text:p/>
            </draw:image>
          </draw:frame>
          <draw:frame draw:z-index="26" draw:name="http://127.0.0.1/phpmyadmin/themes/dot.gif" draw:style-name="gr1" draw:text-style-name="P1" svg:width="0.025cm" svg:height="0.025cm" svg:x="24.965cm" svg:y="0.903cm">
            <draw:image xlink:href="http://127.0.0.1/phpmyadmin/themes/dot.gif" xlink:type="simple" xlink:show="embed" xlink:actuate="onLoad">
              <text:p/>
            </draw:image>
          </draw:frame>
          <draw:frame draw:z-index="27" draw:name="http://127.0.0.1/phpmyadmin/themes/dot.gif" draw:style-name="gr1" draw:text-style-name="P1" svg:width="0.025cm" svg:height="0.025cm" svg:x="24.991cm" svg:y="0.903cm">
            <draw:image xlink:href="http://127.0.0.1/phpmyadmin/themes/dot.gif" xlink:type="simple" xlink:show="embed" xlink:actuate="onLoad">
              <text:p/>
            </draw:image>
          </draw:frame>
          <draw:frame draw:z-index="28" draw:name="http://127.0.0.1/phpmyadmin/themes/dot.gif" draw:style-name="gr1" draw:text-style-name="P1" svg:width="0.025cm" svg:height="0.025cm" svg:x="20.32cm" svg:y="1.354cm">
            <draw:image xlink:href="http://127.0.0.1/phpmyadmin/themes/dot.gif" xlink:type="simple" xlink:show="embed" xlink:actuate="onLoad">
              <text:p/>
            </draw:image>
          </draw:frame>
          <draw:frame draw:z-index="29" draw:name="http://127.0.0.1/phpmyadmin/themes/dot.gif" draw:style-name="gr1" draw:text-style-name="P1" svg:width="0.025cm" svg:height="0.025cm" svg:x="22.577cm" svg:y="1.354cm">
            <draw:image xlink:href="http://127.0.0.1/phpmyadmin/themes/dot.gif" xlink:type="simple" xlink:show="embed" xlink:actuate="onLoad">
              <text:p/>
            </draw:image>
          </draw:frame>
          <draw:frame draw:z-index="30" draw:name="http://127.0.0.1/phpmyadmin/themes/dot.gif" draw:style-name="gr1" draw:text-style-name="P1" svg:width="0.025cm" svg:height="0.025cm" svg:x="24.835cm" svg:y="1.354cm">
            <draw:image xlink:href="http://127.0.0.1/phpmyadmin/themes/dot.gif" xlink:type="simple" xlink:show="embed" xlink:actuate="onLoad">
              <text:p/>
            </draw:image>
          </draw:frame>
          <draw:frame draw:z-index="31" draw:name="http://127.0.0.1/phpmyadmin/themes/dot.gif" draw:style-name="gr1" draw:text-style-name="P1" svg:width="0.025cm" svg:height="0.025cm" svg:x="24.861cm" svg:y="1.354cm">
            <draw:image xlink:href="http://127.0.0.1/phpmyadmin/themes/dot.gif" xlink:type="simple" xlink:show="embed" xlink:actuate="onLoad">
              <text:p/>
            </draw:image>
          </draw:frame>
          <draw:frame draw:z-index="32" draw:name="http://127.0.0.1/phpmyadmin/themes/dot.gif" draw:style-name="gr1" draw:text-style-name="P1" svg:width="0.025cm" svg:height="0.025cm" svg:x="24.887cm" svg:y="1.354cm">
            <draw:image xlink:href="http://127.0.0.1/phpmyadmin/themes/dot.gif" xlink:type="simple" xlink:show="embed" xlink:actuate="onLoad">
              <text:p/>
            </draw:image>
          </draw:frame>
          <draw:frame draw:z-index="33" draw:name="http://127.0.0.1/phpmyadmin/themes/dot.gif" draw:style-name="gr1" draw:text-style-name="P1" svg:width="0.025cm" svg:height="0.025cm" svg:x="24.913cm" svg:y="1.354cm">
            <draw:image xlink:href="http://127.0.0.1/phpmyadmin/themes/dot.gif" xlink:type="simple" xlink:show="embed" xlink:actuate="onLoad">
              <text:p/>
            </draw:image>
          </draw:frame>
          <draw:frame draw:z-index="34" draw:name="http://127.0.0.1/phpmyadmin/themes/dot.gif" draw:style-name="gr1" draw:text-style-name="P1" svg:width="0.025cm" svg:height="0.025cm" svg:x="24.939cm" svg:y="1.354cm">
            <draw:image xlink:href="http://127.0.0.1/phpmyadmin/themes/dot.gif" xlink:type="simple" xlink:show="embed" xlink:actuate="onLoad">
              <text:p/>
            </draw:image>
          </draw:frame>
          <draw:frame draw:z-index="35" draw:name="http://127.0.0.1/phpmyadmin/themes/dot.gif" draw:style-name="gr1" draw:text-style-name="P1" svg:width="0.025cm" svg:height="0.025cm" svg:x="24.965cm" svg:y="1.354cm">
            <draw:image xlink:href="http://127.0.0.1/phpmyadmin/themes/dot.gif" xlink:type="simple" xlink:show="embed" xlink:actuate="onLoad">
              <text:p/>
            </draw:image>
          </draw:frame>
          <draw:frame draw:z-index="36" draw:name="http://127.0.0.1/phpmyadmin/themes/dot.gif" draw:style-name="gr1" draw:text-style-name="P1" svg:width="0.025cm" svg:height="0.025cm" svg:x="24.991cm" svg:y="1.354cm">
            <draw:image xlink:href="http://127.0.0.1/phpmyadmin/themes/dot.gif"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ce1"/>
        <table:table-column table:style-name="co4" table:default-cell-style-name="ce3"/>
        <table:table-column table:style-name="co1" table:number-columns-repeated="8"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office:value-type="string" calcext:value-type="string">
            <text:p>short</text:p>
          </table:table-cell>
          <table:table-cell table:style-name="ce1" office:value-type="string" calcext:value-type="string">
            <text:p>article</text:p>
          </table:table-cell>
          <table:table-cell table:style-name="ce2" table:number-columns-repeated="2"/>
          <table:table-cell table:style-name="ce3"/>
          <table:table-cell table:style-name="ce5"/>
          <table:table-cell table:style-name="ce3" table:number-columns-repeated="4"/>
        </table:table-row>
        <table:table-row table:style-name="ro2">
          <table:table-cell table:style-name="ce2" office:value-type="float" office:value="1" calcext:value-type="float">
            <text:p>1</text:p>
          </table:table-cell>
          <table:table-cell table:style-name="ce3" office:value-type="string" calcext:value-type="string">
            <text:p>Le groupe qui tue</text:p>
          </table:table-cell>
          <table:table-cell office:value-type="string" calcext:value-type="string">
            <text:p>Un groupe qui tue</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style-name="ce4"/>
          <table:table-cell table:style-name="ce2"/>
          <table:table-cell table:style-name="ce3"/>
          <table:table-cell table:style-name="ce5"/>
          <table:table-cell table:style-name="ce2"/>
          <table:table-cell table:style-name="ce3" table:number-columns-repeated="3"/>
        </table:table-row>
        <table:table-row table:style-name="ro2">
          <table:table-cell table:style-name="ce2" office:value-type="float" office:value="2" calcext:value-type="float">
            <text:p>2</text:p>
          </table:table-cell>
          <table:table-cell table:style-name="ce3" office:value-type="string" calcext:value-type="string">
            <text:p>Le groupe qui swing</text:p>
          </table:table-cell>
          <table:table-cell office:value-type="string" calcext:value-type="string">
            <text:p>Un groupe qui swing</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style-name="ce4"/>
          <table:table-cell table:style-name="ce2"/>
          <table:table-cell table:style-name="ce3"/>
          <table:table-cell table:style-name="ce5"/>
          <table:table-cell table:style-name="ce2"/>
          <table:table-cell table:style-name="ce3" table:number-columns-repeated="3"/>
        </table:table-row>
        <table:table-row table:style-name="ro2">
          <table:table-cell table:style-name="ce2" office:value-type="float" office:value="3" calcext:value-type="float">
            <text:p>3</text:p>
          </table:table-cell>
          <table:table-cell table:style-name="ce3" office:value-type="string" calcext:value-type="string">
            <text:p>Akolo Ndiabate</text:p>
          </table:table-cell>
          <table:table-cell office:value-type="string" calcext:value-type="string">
            <text:p>Un groupe qui ndiabate</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style-name="ce4"/>
          <table:table-cell table:style-name="ce2"/>
          <table:table-cell table:style-name="ce3"/>
          <table:table-cell table:style-name="ce5"/>
          <table:table-cell table:style-name="ce2"/>
          <table:table-cell table:style-name="ce3" table:number-columns-repeated="3"/>
        </table:table-row>
        <table:table-row table:style-name="ro2">
          <table:table-cell office:value-type="float" office:value="4" calcext:value-type="float">
            <text:p>4</text:p>
          </table:table-cell>
          <table:table-cell office:value-type="string" calcext:value-type="string">
            <text:p>Les musclés</text:p>
          </table:table-cell>
          <table:table-cell office:value-type="string" calcext:value-type="string">
            <text:p>Un groupe qui pue</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8"/>
        </table:table-row>
        <table:table-row table:style-name="ro2">
          <table:table-cell office:value-type="float" office:value="5" calcext:value-type="float">
            <text:p>5</text:p>
          </table:table-cell>
          <table:table-cell office:value-type="string" calcext:value-type="string">
            <text:p>Que Tengo</text:p>
          </table:table-cell>
          <table:table-cell office:value-type="string" calcext:value-type="string">
            <text:p>Un groupe</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8"/>
        </table:table-row>
        <table:table-row table:style-name="ro2" table:number-rows-repeated="5">
          <table:table-cell table:number-columns-repeated="12"/>
        </table:table-row>
        <table:table-row table:style-name="ro2">
          <table:table-cell table:number-columns-repeated="12"/>
        </table:table-row>
      </table:table>
      <table:table table:name="places" table:style-name="ta1">
        <table:shapes>
          <draw:frame draw:z-index="0" draw:name="http://127.0.0.1/phpmyadmin/themes/dot.gif" draw:style-name="gr1" draw:text-style-name="P1" svg:width="0.025cm" svg:height="0.025cm" svg:x="4.515cm" svg:y="0cm">
            <draw:image xlink:href="http://127.0.0.1/phpmyadmin/themes/dot.gif" xlink:type="simple" xlink:show="embed" xlink:actuate="onLoad">
              <text:p/>
            </draw:image>
          </draw:frame>
          <draw:frame draw:z-index="1" draw:name="http://127.0.0.1/phpmyadmin/themes/dot.gif" draw:style-name="gr1" draw:text-style-name="P1" svg:width="0.025cm" svg:height="0.025cm" svg:x="20.32cm" svg:y="0cm">
            <draw:image xlink:href="http://127.0.0.1/phpmyadmin/themes/dot.gif" xlink:type="simple" xlink:show="embed" xlink:actuate="onLoad">
              <text:p/>
            </draw:image>
          </draw:frame>
          <draw:frame draw:z-index="2" draw:name="http://127.0.0.1/phpmyadmin/themes/dot.gif" draw:style-name="gr1" draw:text-style-name="P1" svg:width="0.025cm" svg:height="0.025cm" svg:x="22.577cm" svg:y="0cm">
            <draw:image xlink:href="http://127.0.0.1/phpmyadmin/themes/dot.gif" xlink:type="simple" xlink:show="embed" xlink:actuate="onLoad">
              <text:p/>
            </draw:image>
          </draw:frame>
          <draw:frame draw:z-index="3" draw:name="http://127.0.0.1/phpmyadmin/themes/dot.gif" draw:style-name="gr1" draw:text-style-name="P1" svg:width="0.025cm" svg:height="0.025cm" svg:x="24.835cm" svg:y="0cm">
            <draw:image xlink:href="http://127.0.0.1/phpmyadmin/themes/dot.gif" xlink:type="simple" xlink:show="embed" xlink:actuate="onLoad">
              <text:p/>
            </draw:image>
          </draw:frame>
          <draw:frame draw:z-index="4" draw:name="http://127.0.0.1/phpmyadmin/themes/dot.gif" draw:style-name="gr1" draw:text-style-name="P1" svg:width="0.025cm" svg:height="0.025cm" svg:x="24.861cm" svg:y="0cm">
            <draw:image xlink:href="http://127.0.0.1/phpmyadmin/themes/dot.gif" xlink:type="simple" xlink:show="embed" xlink:actuate="onLoad">
              <text:p/>
            </draw:image>
          </draw:frame>
          <draw:frame draw:z-index="5" draw:name="http://127.0.0.1/phpmyadmin/themes/dot.gif" draw:style-name="gr1" draw:text-style-name="P1" svg:width="0.025cm" svg:height="0.025cm" svg:x="24.887cm" svg:y="0cm">
            <draw:image xlink:href="http://127.0.0.1/phpmyadmin/themes/dot.gif" xlink:type="simple" xlink:show="embed" xlink:actuate="onLoad">
              <text:p/>
            </draw:image>
          </draw:frame>
          <draw:frame draw:z-index="6" draw:name="http://127.0.0.1/phpmyadmin/themes/dot.gif" draw:style-name="gr1" draw:text-style-name="P1" svg:width="0.025cm" svg:height="0.025cm" svg:x="24.913cm" svg:y="0cm">
            <draw:image xlink:href="http://127.0.0.1/phpmyadmin/themes/dot.gif" xlink:type="simple" xlink:show="embed" xlink:actuate="onLoad">
              <text:p/>
            </draw:image>
          </draw:frame>
          <draw:frame draw:z-index="7" draw:name="http://127.0.0.1/phpmyadmin/themes/dot.gif" draw:style-name="gr1" draw:text-style-name="P1" svg:width="0.025cm" svg:height="0.025cm" svg:x="24.939cm" svg:y="0cm">
            <draw:image xlink:href="http://127.0.0.1/phpmyadmin/themes/dot.gif" xlink:type="simple" xlink:show="embed" xlink:actuate="onLoad">
              <text:p/>
            </draw:image>
          </draw:frame>
          <draw:frame draw:z-index="8" draw:name="http://127.0.0.1/phpmyadmin/themes/dot.gif" draw:style-name="gr1" draw:text-style-name="P1" svg:width="0.025cm" svg:height="0.025cm" svg:x="24.965cm" svg:y="0cm">
            <draw:image xlink:href="http://127.0.0.1/phpmyadmin/themes/dot.gif" xlink:type="simple" xlink:show="embed" xlink:actuate="onLoad">
              <text:p/>
            </draw:image>
          </draw:frame>
          <draw:frame draw:z-index="9" draw:name="http://127.0.0.1/phpmyadmin/themes/dot.gif" draw:style-name="gr1" draw:text-style-name="P1" svg:width="0.025cm" svg:height="0.025cm" svg:x="24.991cm" svg:y="0cm">
            <draw:image xlink:href="http://127.0.0.1/phpmyadmin/themes/dot.gif" xlink:type="simple" xlink:show="embed" xlink:actuate="onLoad">
              <text:p/>
            </draw:image>
          </draw:frame>
          <draw:frame draw:z-index="10" draw:name="http://127.0.0.1/phpmyadmin/themes/dot.gif" draw:style-name="gr1" draw:text-style-name="P1" svg:width="0.025cm" svg:height="0.025cm" svg:x="20.32cm" svg:y="0.451cm">
            <draw:image xlink:href="http://127.0.0.1/phpmyadmin/themes/dot.gif" xlink:type="simple" xlink:show="embed" xlink:actuate="onLoad">
              <text:p/>
            </draw:image>
          </draw:frame>
          <draw:frame draw:z-index="11" draw:name="http://127.0.0.1/phpmyadmin/themes/dot.gif" draw:style-name="gr1" draw:text-style-name="P1" svg:width="0.025cm" svg:height="0.025cm" svg:x="22.577cm" svg:y="0.451cm">
            <draw:image xlink:href="http://127.0.0.1/phpmyadmin/themes/dot.gif" xlink:type="simple" xlink:show="embed" xlink:actuate="onLoad">
              <text:p/>
            </draw:image>
          </draw:frame>
          <draw:frame draw:z-index="12" draw:name="http://127.0.0.1/phpmyadmin/themes/dot.gif" draw:style-name="gr1" draw:text-style-name="P1" svg:width="0.025cm" svg:height="0.025cm" svg:x="24.835cm" svg:y="0.451cm">
            <draw:image xlink:href="http://127.0.0.1/phpmyadmin/themes/dot.gif" xlink:type="simple" xlink:show="embed" xlink:actuate="onLoad">
              <text:p/>
            </draw:image>
          </draw:frame>
          <draw:frame draw:z-index="13" draw:name="http://127.0.0.1/phpmyadmin/themes/dot.gif" draw:style-name="gr1" draw:text-style-name="P1" svg:width="0.025cm" svg:height="0.025cm" svg:x="24.861cm" svg:y="0.451cm">
            <draw:image xlink:href="http://127.0.0.1/phpmyadmin/themes/dot.gif" xlink:type="simple" xlink:show="embed" xlink:actuate="onLoad">
              <text:p/>
            </draw:image>
          </draw:frame>
          <draw:frame draw:z-index="14" draw:name="http://127.0.0.1/phpmyadmin/themes/dot.gif" draw:style-name="gr1" draw:text-style-name="P1" svg:width="0.025cm" svg:height="0.025cm" svg:x="24.887cm" svg:y="0.451cm">
            <draw:image xlink:href="http://127.0.0.1/phpmyadmin/themes/dot.gif" xlink:type="simple" xlink:show="embed" xlink:actuate="onLoad">
              <text:p/>
            </draw:image>
          </draw:frame>
          <draw:frame draw:z-index="15" draw:name="http://127.0.0.1/phpmyadmin/themes/dot.gif" draw:style-name="gr1" draw:text-style-name="P1" svg:width="0.025cm" svg:height="0.025cm" svg:x="24.913cm" svg:y="0.451cm">
            <draw:image xlink:href="http://127.0.0.1/phpmyadmin/themes/dot.gif" xlink:type="simple" xlink:show="embed" xlink:actuate="onLoad">
              <text:p/>
            </draw:image>
          </draw:frame>
          <draw:frame draw:z-index="16" draw:name="http://127.0.0.1/phpmyadmin/themes/dot.gif" draw:style-name="gr1" draw:text-style-name="P1" svg:width="0.025cm" svg:height="0.025cm" svg:x="24.939cm" svg:y="0.451cm">
            <draw:image xlink:href="http://127.0.0.1/phpmyadmin/themes/dot.gif" xlink:type="simple" xlink:show="embed" xlink:actuate="onLoad">
              <text:p/>
            </draw:image>
          </draw:frame>
          <draw:frame draw:z-index="17" draw:name="http://127.0.0.1/phpmyadmin/themes/dot.gif" draw:style-name="gr1" draw:text-style-name="P1" svg:width="0.025cm" svg:height="0.025cm" svg:x="24.965cm" svg:y="0.451cm">
            <draw:image xlink:href="http://127.0.0.1/phpmyadmin/themes/dot.gif" xlink:type="simple" xlink:show="embed" xlink:actuate="onLoad">
              <text:p/>
            </draw:image>
          </draw:frame>
          <draw:frame draw:z-index="18" draw:name="http://127.0.0.1/phpmyadmin/themes/dot.gif" draw:style-name="gr1" draw:text-style-name="P1" svg:width="0.025cm" svg:height="0.025cm" svg:x="24.991cm" svg:y="0.451cm">
            <draw:image xlink:href="http://127.0.0.1/phpmyadmin/themes/dot.gif" xlink:type="simple" xlink:show="embed" xlink:actuate="onLoad">
              <text:p/>
            </draw:image>
          </draw:frame>
          <draw:frame draw:z-index="19" draw:name="http://127.0.0.1/phpmyadmin/themes/dot.gif" draw:style-name="gr1" draw:text-style-name="P1" svg:width="0.025cm" svg:height="0.025cm" svg:x="20.32cm" svg:y="0.903cm">
            <draw:image xlink:href="http://127.0.0.1/phpmyadmin/themes/dot.gif" xlink:type="simple" xlink:show="embed" xlink:actuate="onLoad">
              <text:p/>
            </draw:image>
          </draw:frame>
          <draw:frame draw:z-index="20" draw:name="http://127.0.0.1/phpmyadmin/themes/dot.gif" draw:style-name="gr1" draw:text-style-name="P1" svg:width="0.025cm" svg:height="0.025cm" svg:x="22.577cm" svg:y="0.903cm">
            <draw:image xlink:href="http://127.0.0.1/phpmyadmin/themes/dot.gif" xlink:type="simple" xlink:show="embed" xlink:actuate="onLoad">
              <text:p/>
            </draw:image>
          </draw:frame>
          <draw:frame draw:z-index="21" draw:name="http://127.0.0.1/phpmyadmin/themes/dot.gif" draw:style-name="gr1" draw:text-style-name="P1" svg:width="0.025cm" svg:height="0.025cm" svg:x="24.835cm" svg:y="0.903cm">
            <draw:image xlink:href="http://127.0.0.1/phpmyadmin/themes/dot.gif" xlink:type="simple" xlink:show="embed" xlink:actuate="onLoad">
              <text:p/>
            </draw:image>
          </draw:frame>
          <draw:frame draw:z-index="22" draw:name="http://127.0.0.1/phpmyadmin/themes/dot.gif" draw:style-name="gr1" draw:text-style-name="P1" svg:width="0.025cm" svg:height="0.025cm" svg:x="24.861cm" svg:y="0.903cm">
            <draw:image xlink:href="http://127.0.0.1/phpmyadmin/themes/dot.gif" xlink:type="simple" xlink:show="embed" xlink:actuate="onLoad">
              <text:p/>
            </draw:image>
          </draw:frame>
          <draw:frame draw:z-index="23" draw:name="http://127.0.0.1/phpmyadmin/themes/dot.gif" draw:style-name="gr1" draw:text-style-name="P1" svg:width="0.025cm" svg:height="0.025cm" svg:x="24.887cm" svg:y="0.903cm">
            <draw:image xlink:href="http://127.0.0.1/phpmyadmin/themes/dot.gif" xlink:type="simple" xlink:show="embed" xlink:actuate="onLoad">
              <text:p/>
            </draw:image>
          </draw:frame>
          <draw:frame draw:z-index="24" draw:name="http://127.0.0.1/phpmyadmin/themes/dot.gif" draw:style-name="gr1" draw:text-style-name="P1" svg:width="0.025cm" svg:height="0.025cm" svg:x="24.913cm" svg:y="0.903cm">
            <draw:image xlink:href="http://127.0.0.1/phpmyadmin/themes/dot.gif" xlink:type="simple" xlink:show="embed" xlink:actuate="onLoad">
              <text:p/>
            </draw:image>
          </draw:frame>
          <draw:frame draw:z-index="25" draw:name="http://127.0.0.1/phpmyadmin/themes/dot.gif" draw:style-name="gr1" draw:text-style-name="P1" svg:width="0.025cm" svg:height="0.025cm" svg:x="24.939cm" svg:y="0.903cm">
            <draw:image xlink:href="http://127.0.0.1/phpmyadmin/themes/dot.gif" xlink:type="simple" xlink:show="embed" xlink:actuate="onLoad">
              <text:p/>
            </draw:image>
          </draw:frame>
          <draw:frame draw:z-index="26" draw:name="http://127.0.0.1/phpmyadmin/themes/dot.gif" draw:style-name="gr1" draw:text-style-name="P1" svg:width="0.025cm" svg:height="0.025cm" svg:x="24.965cm" svg:y="0.903cm">
            <draw:image xlink:href="http://127.0.0.1/phpmyadmin/themes/dot.gif" xlink:type="simple" xlink:show="embed" xlink:actuate="onLoad">
              <text:p/>
            </draw:image>
          </draw:frame>
          <draw:frame draw:z-index="27" draw:name="http://127.0.0.1/phpmyadmin/themes/dot.gif" draw:style-name="gr1" draw:text-style-name="P1" svg:width="0.025cm" svg:height="0.025cm" svg:x="24.991cm" svg:y="0.903cm">
            <draw:image xlink:href="http://127.0.0.1/phpmyadmin/themes/dot.gif" xlink:type="simple" xlink:show="embed" xlink:actuate="onLoad">
              <text:p/>
            </draw:image>
          </draw:frame>
          <draw:frame draw:z-index="28" draw:name="http://127.0.0.1/phpmyadmin/themes/dot.gif" draw:style-name="gr1" draw:text-style-name="P1" svg:width="0.025cm" svg:height="0.025cm" svg:x="20.32cm" svg:y="1.354cm">
            <draw:image xlink:href="http://127.0.0.1/phpmyadmin/themes/dot.gif" xlink:type="simple" xlink:show="embed" xlink:actuate="onLoad">
              <text:p/>
            </draw:image>
          </draw:frame>
          <draw:frame draw:z-index="29" draw:name="http://127.0.0.1/phpmyadmin/themes/dot.gif" draw:style-name="gr1" draw:text-style-name="P1" svg:width="0.025cm" svg:height="0.025cm" svg:x="22.577cm" svg:y="1.354cm">
            <draw:image xlink:href="http://127.0.0.1/phpmyadmin/themes/dot.gif" xlink:type="simple" xlink:show="embed" xlink:actuate="onLoad">
              <text:p/>
            </draw:image>
          </draw:frame>
          <draw:frame draw:z-index="30" draw:name="http://127.0.0.1/phpmyadmin/themes/dot.gif" draw:style-name="gr1" draw:text-style-name="P1" svg:width="0.025cm" svg:height="0.025cm" svg:x="24.835cm" svg:y="1.354cm">
            <draw:image xlink:href="http://127.0.0.1/phpmyadmin/themes/dot.gif" xlink:type="simple" xlink:show="embed" xlink:actuate="onLoad">
              <text:p/>
            </draw:image>
          </draw:frame>
          <draw:frame draw:z-index="31" draw:name="http://127.0.0.1/phpmyadmin/themes/dot.gif" draw:style-name="gr1" draw:text-style-name="P1" svg:width="0.025cm" svg:height="0.025cm" svg:x="24.861cm" svg:y="1.354cm">
            <draw:image xlink:href="http://127.0.0.1/phpmyadmin/themes/dot.gif" xlink:type="simple" xlink:show="embed" xlink:actuate="onLoad">
              <text:p/>
            </draw:image>
          </draw:frame>
          <draw:frame draw:z-index="32" draw:name="http://127.0.0.1/phpmyadmin/themes/dot.gif" draw:style-name="gr1" draw:text-style-name="P1" svg:width="0.025cm" svg:height="0.025cm" svg:x="24.887cm" svg:y="1.354cm">
            <draw:image xlink:href="http://127.0.0.1/phpmyadmin/themes/dot.gif" xlink:type="simple" xlink:show="embed" xlink:actuate="onLoad">
              <text:p/>
            </draw:image>
          </draw:frame>
          <draw:frame draw:z-index="33" draw:name="http://127.0.0.1/phpmyadmin/themes/dot.gif" draw:style-name="gr1" draw:text-style-name="P1" svg:width="0.025cm" svg:height="0.025cm" svg:x="24.913cm" svg:y="1.354cm">
            <draw:image xlink:href="http://127.0.0.1/phpmyadmin/themes/dot.gif" xlink:type="simple" xlink:show="embed" xlink:actuate="onLoad">
              <text:p/>
            </draw:image>
          </draw:frame>
          <draw:frame draw:z-index="34" draw:name="http://127.0.0.1/phpmyadmin/themes/dot.gif" draw:style-name="gr1" draw:text-style-name="P1" svg:width="0.025cm" svg:height="0.025cm" svg:x="24.939cm" svg:y="1.354cm">
            <draw:image xlink:href="http://127.0.0.1/phpmyadmin/themes/dot.gif" xlink:type="simple" xlink:show="embed" xlink:actuate="onLoad">
              <text:p/>
            </draw:image>
          </draw:frame>
          <draw:frame draw:z-index="35" draw:name="http://127.0.0.1/phpmyadmin/themes/dot.gif" draw:style-name="gr1" draw:text-style-name="P1" svg:width="0.025cm" svg:height="0.025cm" svg:x="24.965cm" svg:y="1.354cm">
            <draw:image xlink:href="http://127.0.0.1/phpmyadmin/themes/dot.gif" xlink:type="simple" xlink:show="embed" xlink:actuate="onLoad">
              <text:p/>
            </draw:image>
          </draw:frame>
          <draw:frame draw:z-index="36" draw:name="http://127.0.0.1/phpmyadmin/themes/dot.gif" draw:style-name="gr1" draw:text-style-name="P1" svg:width="0.025cm" svg:height="0.025cm" svg:x="24.991cm" svg:y="1.354cm">
            <draw:image xlink:href="http://127.0.0.1/phpmyadmin/themes/dot.gif" xlink:type="simple" xlink:show="embed" xlink:actuate="onLoad">
              <text:p/>
            </draw:image>
          </draw:frame>
          <draw:frame draw:z-index="37" draw:name="http://127.0.0.1/phpmyadmin/themes/dot.gif" draw:style-name="gr1" draw:text-style-name="P1" svg:width="0.025cm" svg:height="0.025cm" svg:x="20.32cm" svg:y="1.806cm">
            <draw:image xlink:href="http://127.0.0.1/phpmyadmin/themes/dot.gif" xlink:type="simple" xlink:show="embed" xlink:actuate="onLoad">
              <text:p/>
            </draw:image>
          </draw:frame>
          <draw:frame draw:z-index="38" draw:name="http://127.0.0.1/phpmyadmin/themes/dot.gif" draw:style-name="gr1" draw:text-style-name="P1" svg:width="0.025cm" svg:height="0.025cm" svg:x="22.577cm" svg:y="1.806cm">
            <draw:image xlink:href="http://127.0.0.1/phpmyadmin/themes/dot.gif" xlink:type="simple" xlink:show="embed" xlink:actuate="onLoad">
              <text:p/>
            </draw:image>
          </draw:frame>
          <draw:frame draw:z-index="39" draw:name="http://127.0.0.1/phpmyadmin/themes/dot.gif" draw:style-name="gr1" draw:text-style-name="P1" svg:width="0.025cm" svg:height="0.025cm" svg:x="24.835cm" svg:y="1.806cm">
            <draw:image xlink:href="http://127.0.0.1/phpmyadmin/themes/dot.gif" xlink:type="simple" xlink:show="embed" xlink:actuate="onLoad">
              <text:p/>
            </draw:image>
          </draw:frame>
          <draw:frame draw:z-index="40" draw:name="http://127.0.0.1/phpmyadmin/themes/dot.gif" draw:style-name="gr1" draw:text-style-name="P1" svg:width="0.025cm" svg:height="0.025cm" svg:x="24.861cm" svg:y="1.806cm">
            <draw:image xlink:href="http://127.0.0.1/phpmyadmin/themes/dot.gif" xlink:type="simple" xlink:show="embed" xlink:actuate="onLoad">
              <text:p/>
            </draw:image>
          </draw:frame>
          <draw:frame draw:z-index="41" draw:name="http://127.0.0.1/phpmyadmin/themes/dot.gif" draw:style-name="gr1" draw:text-style-name="P1" svg:width="0.025cm" svg:height="0.025cm" svg:x="24.887cm" svg:y="1.806cm">
            <draw:image xlink:href="http://127.0.0.1/phpmyadmin/themes/dot.gif" xlink:type="simple" xlink:show="embed" xlink:actuate="onLoad">
              <text:p/>
            </draw:image>
          </draw:frame>
          <draw:frame draw:z-index="42" draw:name="http://127.0.0.1/phpmyadmin/themes/dot.gif" draw:style-name="gr1" draw:text-style-name="P1" svg:width="0.025cm" svg:height="0.025cm" svg:x="24.913cm" svg:y="1.806cm">
            <draw:image xlink:href="http://127.0.0.1/phpmyadmin/themes/dot.gif" xlink:type="simple" xlink:show="embed" xlink:actuate="onLoad">
              <text:p/>
            </draw:image>
          </draw:frame>
          <draw:frame draw:z-index="43" draw:name="http://127.0.0.1/phpmyadmin/themes/dot.gif" draw:style-name="gr1" draw:text-style-name="P1" svg:width="0.025cm" svg:height="0.025cm" svg:x="24.939cm" svg:y="1.806cm">
            <draw:image xlink:href="http://127.0.0.1/phpmyadmin/themes/dot.gif" xlink:type="simple" xlink:show="embed" xlink:actuate="onLoad">
              <text:p/>
            </draw:image>
          </draw:frame>
          <draw:frame draw:z-index="44" draw:name="http://127.0.0.1/phpmyadmin/themes/dot.gif" draw:style-name="gr1" draw:text-style-name="P1" svg:width="0.025cm" svg:height="0.025cm" svg:x="24.965cm" svg:y="1.806cm">
            <draw:image xlink:href="http://127.0.0.1/phpmyadmin/themes/dot.gif" xlink:type="simple" xlink:show="embed" xlink:actuate="onLoad">
              <text:p/>
            </draw:image>
          </draw:frame>
          <draw:frame draw:z-index="45" draw:name="http://127.0.0.1/phpmyadmin/themes/dot.gif" draw:style-name="gr1" draw:text-style-name="P1" svg:width="0.025cm" svg:height="0.025cm" svg:x="24.991cm" svg:y="1.806cm">
            <draw:image xlink:href="http://127.0.0.1/phpmyadmin/themes/dot.gif" xlink:type="simple" xlink:show="embed" xlink:actuate="onLoad">
              <text:p/>
            </draw:image>
          </draw:frame>
          <draw:frame draw:z-index="46" draw:name="http://127.0.0.1/phpmyadmin/themes/dot.gif" draw:style-name="gr1" draw:text-style-name="P1" svg:width="0.025cm" svg:height="0.025cm" svg:x="20.32cm" svg:y="2.257cm">
            <draw:image xlink:href="http://127.0.0.1/phpmyadmin/themes/dot.gif" xlink:type="simple" xlink:show="embed" xlink:actuate="onLoad">
              <text:p/>
            </draw:image>
          </draw:frame>
          <draw:frame draw:z-index="47" draw:name="http://127.0.0.1/phpmyadmin/themes/dot.gif" draw:style-name="gr1" draw:text-style-name="P1" svg:width="0.025cm" svg:height="0.025cm" svg:x="22.577cm" svg:y="2.257cm">
            <draw:image xlink:href="http://127.0.0.1/phpmyadmin/themes/dot.gif" xlink:type="simple" xlink:show="embed" xlink:actuate="onLoad">
              <text:p/>
            </draw:image>
          </draw:frame>
          <draw:frame draw:z-index="48" draw:name="http://127.0.0.1/phpmyadmin/themes/dot.gif" draw:style-name="gr1" draw:text-style-name="P1" svg:width="0.025cm" svg:height="0.025cm" svg:x="24.835cm" svg:y="2.257cm">
            <draw:image xlink:href="http://127.0.0.1/phpmyadmin/themes/dot.gif" xlink:type="simple" xlink:show="embed" xlink:actuate="onLoad">
              <text:p/>
            </draw:image>
          </draw:frame>
          <draw:frame draw:z-index="49" draw:name="http://127.0.0.1/phpmyadmin/themes/dot.gif" draw:style-name="gr1" draw:text-style-name="P1" svg:width="0.025cm" svg:height="0.025cm" svg:x="24.861cm" svg:y="2.257cm">
            <draw:image xlink:href="http://127.0.0.1/phpmyadmin/themes/dot.gif" xlink:type="simple" xlink:show="embed" xlink:actuate="onLoad">
              <text:p/>
            </draw:image>
          </draw:frame>
          <draw:frame draw:z-index="50" draw:name="http://127.0.0.1/phpmyadmin/themes/dot.gif" draw:style-name="gr1" draw:text-style-name="P1" svg:width="0.025cm" svg:height="0.025cm" svg:x="24.887cm" svg:y="2.257cm">
            <draw:image xlink:href="http://127.0.0.1/phpmyadmin/themes/dot.gif" xlink:type="simple" xlink:show="embed" xlink:actuate="onLoad">
              <text:p/>
            </draw:image>
          </draw:frame>
          <draw:frame draw:z-index="51" draw:name="http://127.0.0.1/phpmyadmin/themes/dot.gif" draw:style-name="gr1" draw:text-style-name="P1" svg:width="0.025cm" svg:height="0.025cm" svg:x="24.913cm" svg:y="2.257cm">
            <draw:image xlink:href="http://127.0.0.1/phpmyadmin/themes/dot.gif" xlink:type="simple" xlink:show="embed" xlink:actuate="onLoad">
              <text:p/>
            </draw:image>
          </draw:frame>
          <draw:frame draw:z-index="52" draw:name="http://127.0.0.1/phpmyadmin/themes/dot.gif" draw:style-name="gr1" draw:text-style-name="P1" svg:width="0.025cm" svg:height="0.025cm" svg:x="24.939cm" svg:y="2.257cm">
            <draw:image xlink:href="http://127.0.0.1/phpmyadmin/themes/dot.gif" xlink:type="simple" xlink:show="embed" xlink:actuate="onLoad">
              <text:p/>
            </draw:image>
          </draw:frame>
          <draw:frame draw:z-index="53" draw:name="http://127.0.0.1/phpmyadmin/themes/dot.gif" draw:style-name="gr1" draw:text-style-name="P1" svg:width="0.025cm" svg:height="0.025cm" svg:x="24.965cm" svg:y="2.257cm">
            <draw:image xlink:href="http://127.0.0.1/phpmyadmin/themes/dot.gif" xlink:type="simple" xlink:show="embed" xlink:actuate="onLoad">
              <text:p/>
            </draw:image>
          </draw:frame>
          <draw:frame draw:z-index="54" draw:name="http://127.0.0.1/phpmyadmin/themes/dot.gif" draw:style-name="gr1" draw:text-style-name="P1" svg:width="0.025cm" svg:height="0.025cm" svg:x="24.991cm" svg:y="2.257cm">
            <draw:image xlink:href="http://127.0.0.1/phpmyadmin/themes/dot.gif" xlink:type="simple" xlink:show="embed" xlink:actuate="onLoad">
              <text:p/>
            </draw:image>
          </draw:frame>
          <draw:frame draw:z-index="55" draw:name="http://127.0.0.1/phpmyadmin/themes/dot.gif" draw:style-name="gr1" draw:text-style-name="P1" svg:width="0.025cm" svg:height="0.025cm" svg:x="20.32cm" svg:y="2.709cm">
            <draw:image xlink:href="http://127.0.0.1/phpmyadmin/themes/dot.gif" xlink:type="simple" xlink:show="embed" xlink:actuate="onLoad">
              <text:p/>
            </draw:image>
          </draw:frame>
          <draw:frame draw:z-index="56" draw:name="http://127.0.0.1/phpmyadmin/themes/dot.gif" draw:style-name="gr1" draw:text-style-name="P1" svg:width="0.025cm" svg:height="0.025cm" svg:x="22.577cm" svg:y="2.709cm">
            <draw:image xlink:href="http://127.0.0.1/phpmyadmin/themes/dot.gif" xlink:type="simple" xlink:show="embed" xlink:actuate="onLoad">
              <text:p/>
            </draw:image>
          </draw:frame>
          <draw:frame draw:z-index="57" draw:name="http://127.0.0.1/phpmyadmin/themes/dot.gif" draw:style-name="gr1" draw:text-style-name="P1" svg:width="0.025cm" svg:height="0.025cm" svg:x="24.835cm" svg:y="2.709cm">
            <draw:image xlink:href="http://127.0.0.1/phpmyadmin/themes/dot.gif" xlink:type="simple" xlink:show="embed" xlink:actuate="onLoad">
              <text:p/>
            </draw:image>
          </draw:frame>
          <draw:frame draw:z-index="58" draw:name="http://127.0.0.1/phpmyadmin/themes/dot.gif" draw:style-name="gr1" draw:text-style-name="P1" svg:width="0.025cm" svg:height="0.025cm" svg:x="24.861cm" svg:y="2.709cm">
            <draw:image xlink:href="http://127.0.0.1/phpmyadmin/themes/dot.gif" xlink:type="simple" xlink:show="embed" xlink:actuate="onLoad">
              <text:p/>
            </draw:image>
          </draw:frame>
          <draw:frame draw:z-index="59" draw:name="http://127.0.0.1/phpmyadmin/themes/dot.gif" draw:style-name="gr1" draw:text-style-name="P1" svg:width="0.025cm" svg:height="0.025cm" svg:x="24.887cm" svg:y="2.709cm">
            <draw:image xlink:href="http://127.0.0.1/phpmyadmin/themes/dot.gif" xlink:type="simple" xlink:show="embed" xlink:actuate="onLoad">
              <text:p/>
            </draw:image>
          </draw:frame>
          <draw:frame draw:z-index="60" draw:name="http://127.0.0.1/phpmyadmin/themes/dot.gif" draw:style-name="gr1" draw:text-style-name="P1" svg:width="0.025cm" svg:height="0.025cm" svg:x="24.913cm" svg:y="2.709cm">
            <draw:image xlink:href="http://127.0.0.1/phpmyadmin/themes/dot.gif" xlink:type="simple" xlink:show="embed" xlink:actuate="onLoad">
              <text:p/>
            </draw:image>
          </draw:frame>
          <draw:frame draw:z-index="61" draw:name="http://127.0.0.1/phpmyadmin/themes/dot.gif" draw:style-name="gr1" draw:text-style-name="P1" svg:width="0.025cm" svg:height="0.025cm" svg:x="24.939cm" svg:y="2.709cm">
            <draw:image xlink:href="http://127.0.0.1/phpmyadmin/themes/dot.gif" xlink:type="simple" xlink:show="embed" xlink:actuate="onLoad">
              <text:p/>
            </draw:image>
          </draw:frame>
          <draw:frame draw:z-index="62" draw:name="http://127.0.0.1/phpmyadmin/themes/dot.gif" draw:style-name="gr1" draw:text-style-name="P1" svg:width="0.025cm" svg:height="0.025cm" svg:x="24.965cm" svg:y="2.709cm">
            <draw:image xlink:href="http://127.0.0.1/phpmyadmin/themes/dot.gif" xlink:type="simple" xlink:show="embed" xlink:actuate="onLoad">
              <text:p/>
            </draw:image>
          </draw:frame>
          <draw:frame draw:z-index="63" draw:name="http://127.0.0.1/phpmyadmin/themes/dot.gif" draw:style-name="gr1" draw:text-style-name="P1" svg:width="0.025cm" svg:height="0.025cm" svg:x="24.991cm" svg:y="2.709cm">
            <draw:image xlink:href="http://127.0.0.1/phpmyadmin/themes/dot.gif" xlink:type="simple" xlink:show="embed" xlink:actuate="onLoad">
              <text:p/>
            </draw:image>
          </draw:frame>
          <draw:frame draw:z-index="64" draw:name="http://127.0.0.1/phpmyadmin/themes/dot.gif" draw:style-name="gr1" draw:text-style-name="P1" svg:width="0.025cm" svg:height="0.025cm" svg:x="20.32cm" svg:y="3.16cm">
            <draw:image xlink:href="http://127.0.0.1/phpmyadmin/themes/dot.gif" xlink:type="simple" xlink:show="embed" xlink:actuate="onLoad">
              <text:p/>
            </draw:image>
          </draw:frame>
          <draw:frame draw:z-index="65" draw:name="http://127.0.0.1/phpmyadmin/themes/dot.gif" draw:style-name="gr1" draw:text-style-name="P1" svg:width="0.025cm" svg:height="0.025cm" svg:x="22.577cm" svg:y="3.16cm">
            <draw:image xlink:href="http://127.0.0.1/phpmyadmin/themes/dot.gif" xlink:type="simple" xlink:show="embed" xlink:actuate="onLoad">
              <text:p/>
            </draw:image>
          </draw:frame>
          <draw:frame draw:z-index="66" draw:name="http://127.0.0.1/phpmyadmin/themes/dot.gif" draw:style-name="gr1" draw:text-style-name="P1" svg:width="0.025cm" svg:height="0.025cm" svg:x="24.835cm" svg:y="3.16cm">
            <draw:image xlink:href="http://127.0.0.1/phpmyadmin/themes/dot.gif" xlink:type="simple" xlink:show="embed" xlink:actuate="onLoad">
              <text:p/>
            </draw:image>
          </draw:frame>
          <draw:frame draw:z-index="67" draw:name="http://127.0.0.1/phpmyadmin/themes/dot.gif" draw:style-name="gr1" draw:text-style-name="P1" svg:width="0.025cm" svg:height="0.025cm" svg:x="24.861cm" svg:y="3.16cm">
            <draw:image xlink:href="http://127.0.0.1/phpmyadmin/themes/dot.gif" xlink:type="simple" xlink:show="embed" xlink:actuate="onLoad">
              <text:p/>
            </draw:image>
          </draw:frame>
          <draw:frame draw:z-index="68" draw:name="http://127.0.0.1/phpmyadmin/themes/dot.gif" draw:style-name="gr1" draw:text-style-name="P1" svg:width="0.025cm" svg:height="0.025cm" svg:x="24.887cm" svg:y="3.16cm">
            <draw:image xlink:href="http://127.0.0.1/phpmyadmin/themes/dot.gif" xlink:type="simple" xlink:show="embed" xlink:actuate="onLoad">
              <text:p/>
            </draw:image>
          </draw:frame>
          <draw:frame draw:z-index="69" draw:name="http://127.0.0.1/phpmyadmin/themes/dot.gif" draw:style-name="gr1" draw:text-style-name="P1" svg:width="0.025cm" svg:height="0.025cm" svg:x="24.913cm" svg:y="3.16cm">
            <draw:image xlink:href="http://127.0.0.1/phpmyadmin/themes/dot.gif" xlink:type="simple" xlink:show="embed" xlink:actuate="onLoad">
              <text:p/>
            </draw:image>
          </draw:frame>
          <draw:frame draw:z-index="70" draw:name="http://127.0.0.1/phpmyadmin/themes/dot.gif" draw:style-name="gr1" draw:text-style-name="P1" svg:width="0.025cm" svg:height="0.025cm" svg:x="24.939cm" svg:y="3.16cm">
            <draw:image xlink:href="http://127.0.0.1/phpmyadmin/themes/dot.gif" xlink:type="simple" xlink:show="embed" xlink:actuate="onLoad">
              <text:p/>
            </draw:image>
          </draw:frame>
          <draw:frame draw:z-index="71" draw:name="http://127.0.0.1/phpmyadmin/themes/dot.gif" draw:style-name="gr1" draw:text-style-name="P1" svg:width="0.025cm" svg:height="0.025cm" svg:x="24.965cm" svg:y="3.16cm">
            <draw:image xlink:href="http://127.0.0.1/phpmyadmin/themes/dot.gif" xlink:type="simple" xlink:show="embed" xlink:actuate="onLoad">
              <text:p/>
            </draw:image>
          </draw:frame>
          <draw:frame draw:z-index="72" draw:name="http://127.0.0.1/phpmyadmin/themes/dot.gif" draw:style-name="gr1" draw:text-style-name="P1" svg:width="0.025cm" svg:height="0.025cm" svg:x="24.991cm" svg:y="3.16cm">
            <draw:image xlink:href="http://127.0.0.1/phpmyadmin/themes/dot.gif" xlink:type="simple" xlink:show="embed" xlink:actuate="onLoad">
              <text:p/>
            </draw:image>
          </draw:frame>
          <draw:frame draw:z-index="73" draw:name="http://127.0.0.1/phpmyadmin/themes/dot.gif" draw:style-name="gr1" draw:text-style-name="P1" svg:width="0.025cm" svg:height="0.025cm" svg:x="20.32cm" svg:y="3.612cm">
            <draw:image xlink:href="http://127.0.0.1/phpmyadmin/themes/dot.gif" xlink:type="simple" xlink:show="embed" xlink:actuate="onLoad">
              <text:p/>
            </draw:image>
          </draw:frame>
          <draw:frame draw:z-index="74" draw:name="http://127.0.0.1/phpmyadmin/themes/dot.gif" draw:style-name="gr1" draw:text-style-name="P1" svg:width="0.025cm" svg:height="0.025cm" svg:x="22.577cm" svg:y="3.612cm">
            <draw:image xlink:href="http://127.0.0.1/phpmyadmin/themes/dot.gif" xlink:type="simple" xlink:show="embed" xlink:actuate="onLoad">
              <text:p/>
            </draw:image>
          </draw:frame>
          <draw:frame draw:z-index="75" draw:name="http://127.0.0.1/phpmyadmin/themes/dot.gif" draw:style-name="gr1" draw:text-style-name="P1" svg:width="0.025cm" svg:height="0.025cm" svg:x="24.835cm" svg:y="3.612cm">
            <draw:image xlink:href="http://127.0.0.1/phpmyadmin/themes/dot.gif" xlink:type="simple" xlink:show="embed" xlink:actuate="onLoad">
              <text:p/>
            </draw:image>
          </draw:frame>
          <draw:frame draw:z-index="76" draw:name="http://127.0.0.1/phpmyadmin/themes/dot.gif" draw:style-name="gr1" draw:text-style-name="P1" svg:width="0.025cm" svg:height="0.025cm" svg:x="24.861cm" svg:y="3.612cm">
            <draw:image xlink:href="http://127.0.0.1/phpmyadmin/themes/dot.gif" xlink:type="simple" xlink:show="embed" xlink:actuate="onLoad">
              <text:p/>
            </draw:image>
          </draw:frame>
          <draw:frame draw:z-index="77" draw:name="http://127.0.0.1/phpmyadmin/themes/dot.gif" draw:style-name="gr1" draw:text-style-name="P1" svg:width="0.025cm" svg:height="0.025cm" svg:x="24.887cm" svg:y="3.612cm">
            <draw:image xlink:href="http://127.0.0.1/phpmyadmin/themes/dot.gif" xlink:type="simple" xlink:show="embed" xlink:actuate="onLoad">
              <text:p/>
            </draw:image>
          </draw:frame>
          <draw:frame draw:z-index="78" draw:name="http://127.0.0.1/phpmyadmin/themes/dot.gif" draw:style-name="gr1" draw:text-style-name="P1" svg:width="0.025cm" svg:height="0.025cm" svg:x="24.913cm" svg:y="3.612cm">
            <draw:image xlink:href="http://127.0.0.1/phpmyadmin/themes/dot.gif" xlink:type="simple" xlink:show="embed" xlink:actuate="onLoad">
              <text:p/>
            </draw:image>
          </draw:frame>
          <draw:frame draw:z-index="79" draw:name="http://127.0.0.1/phpmyadmin/themes/dot.gif" draw:style-name="gr1" draw:text-style-name="P1" svg:width="0.025cm" svg:height="0.025cm" svg:x="24.939cm" svg:y="3.612cm">
            <draw:image xlink:href="http://127.0.0.1/phpmyadmin/themes/dot.gif" xlink:type="simple" xlink:show="embed" xlink:actuate="onLoad">
              <text:p/>
            </draw:image>
          </draw:frame>
          <draw:frame draw:z-index="80" draw:name="http://127.0.0.1/phpmyadmin/themes/dot.gif" draw:style-name="gr1" draw:text-style-name="P1" svg:width="0.025cm" svg:height="0.025cm" svg:x="24.965cm" svg:y="3.612cm">
            <draw:image xlink:href="http://127.0.0.1/phpmyadmin/themes/dot.gif" xlink:type="simple" xlink:show="embed" xlink:actuate="onLoad">
              <text:p/>
            </draw:image>
          </draw:frame>
          <draw:frame draw:z-index="81" draw:name="http://127.0.0.1/phpmyadmin/themes/dot.gif" draw:style-name="gr1" draw:text-style-name="P1" svg:width="0.025cm" svg:height="0.025cm" svg:x="24.991cm" svg:y="3.612cm">
            <draw:image xlink:href="http://127.0.0.1/phpmyadmin/themes/dot.gif" xlink:type="simple" xlink:show="embed" xlink:actuate="onLoad">
              <text:p/>
            </draw:image>
          </draw:frame>
        </table:shapes>
        <table:table-column table:style-name="co1" table:default-cell-style-name="Default"/>
        <table:table-column table:style-name="co5" table:default-cell-style-name="Default"/>
        <table:table-column table:style-name="co1" table:number-columns-repeated="3" table:default-cell-style-name="Default"/>
        <table:table-column table:style-name="co6" table:default-cell-style-name="Default"/>
        <table:table-column table:style-name="co7" table:default-cell-style-name="Default"/>
        <table:table-column table:style-name="co1" table:default-cell-style-name="ce3"/>
        <table:table-column table:style-name="co1"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latitude</text:p>
          </table:table-cell>
          <table:table-cell table:style-name="ce1" office:value-type="string" calcext:value-type="string">
            <text:p>longitude</text:p>
          </table:table-cell>
          <table:table-cell table:style-name="ce1" office:value-type="string" calcext:value-type="string">
            <text:p>elevation</text:p>
          </table:table-cell>
          <table:table-cell table:style-name="ce1" office:value-type="string" calcext:value-type="string">
            <text:p>address</text:p>
          </table:table-cell>
          <table:table-cell table:style-name="ce1" office:value-type="string" calcext:value-type="string">
            <text:p>short</text:p>
          </table:table-cell>
          <table:table-cell table:style-name="ce1" office:value-type="string" calcext:value-type="string">
            <text:p>article</text:p>
          </table:table-cell>
          <table:table-cell table:style-name="ce1" office:value-type="string" calcext:value-type="string">
            <text:p>partenaire</text:p>
          </table:table-cell>
        </table:table-row>
        <table:table-row table:style-name="ro3">
          <table:table-cell office:value-type="float" office:value="1" calcext:value-type="float">
            <text:p>1</text:p>
          </table:table-cell>
          <table:table-cell office:value-type="string" calcext:value-type="string">
            <text:p>la maison</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ci</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 calcext:value-type="float">
            <text:p>1</text:p>
          </table:table-cell>
        </table:table-row>
        <table:table-row table:style-name="ro3">
          <table:table-cell office:value-type="float" office:value="2" calcext:value-type="float">
            <text:p>2</text:p>
          </table:table-cell>
          <table:table-cell office:value-type="string" calcext:value-type="string">
            <text:p>le bar</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la</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3" calcext:value-type="float">
            <text:p>3</text:p>
          </table:table-cell>
          <table:table-cell office:value-type="string" calcext:value-type="string">
            <text:p>le squat</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illeur</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4" calcext:value-type="float">
            <text:p>4</text:p>
          </table:table-cell>
          <table:table-cell office:value-type="string" calcext:value-type="string">
            <text:p>le buro</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partout</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5" calcext:value-type="float">
            <text:p>5</text:p>
          </table:table-cell>
          <table:table-cell office:value-type="string" calcext:value-type="string">
            <text:p>la zat</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au fond à gauche</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 calcext:value-type="float">
            <text:p>1</text:p>
          </table:table-cell>
        </table:table-row>
        <table:table-row table:style-name="ro3">
          <table:table-cell office:value-type="float" office:value="6" calcext:value-type="float">
            <text:p>6</text:p>
          </table:table-cell>
          <table:table-cell office:value-type="string" calcext:value-type="string">
            <text:p>la scène</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en bas</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7" calcext:value-type="float">
            <text:p>7</text:p>
          </table:table-cell>
          <table:table-cell office:value-type="string" calcext:value-type="string">
            <text:p>le new retro</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en haut</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8" calcext:value-type="float">
            <text:p>8</text:p>
          </table:table-cell>
          <table:table-cell office:value-type="string" calcext:value-type="string">
            <text:p>Ô samba'd'rhum'n'bass</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21° étage</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 calcext:value-type="float">
            <text:p>1</text:p>
          </table:table-cell>
        </table:table-row>
      </table:table>
      <table:table table:name="events" table:style-name="ta1">
        <table:shapes>
          <draw:frame draw:z-index="0" draw:name="http://127.0.0.1/phpmyadmin/themes/dot.gif" draw:style-name="gr1" draw:text-style-name="P1" svg:width="0.025cm" svg:height="0.025cm" svg:x="4.515cm" svg:y="0cm">
            <draw:image xlink:href="http://127.0.0.1/phpmyadmin/themes/dot.gif" xlink:type="simple" xlink:show="embed" xlink:actuate="onLoad">
              <text:p/>
            </draw:image>
          </draw:frame>
          <draw:frame draw:z-index="1" draw:name="http://127.0.0.1/phpmyadmin/themes/dot.gif" draw:style-name="gr1" draw:text-style-name="P1" svg:width="0.025cm" svg:height="0.025cm" svg:x="20.32cm" svg:y="0cm">
            <draw:image xlink:href="http://127.0.0.1/phpmyadmin/themes/dot.gif" xlink:type="simple" xlink:show="embed" xlink:actuate="onLoad">
              <text:p/>
            </draw:image>
          </draw:frame>
          <draw:frame draw:z-index="2" draw:name="http://127.0.0.1/phpmyadmin/themes/dot.gif" draw:style-name="gr1" draw:text-style-name="P1" svg:width="0.025cm" svg:height="0.025cm" svg:x="22.577cm" svg:y="0cm">
            <draw:image xlink:href="http://127.0.0.1/phpmyadmin/themes/dot.gif" xlink:type="simple" xlink:show="embed" xlink:actuate="onLoad">
              <text:p/>
            </draw:image>
          </draw:frame>
          <draw:frame draw:z-index="3" draw:name="http://127.0.0.1/phpmyadmin/themes/dot.gif" draw:style-name="gr1" draw:text-style-name="P1" svg:width="0.025cm" svg:height="0.025cm" svg:x="24.835cm" svg:y="0cm">
            <draw:image xlink:href="http://127.0.0.1/phpmyadmin/themes/dot.gif" xlink:type="simple" xlink:show="embed" xlink:actuate="onLoad">
              <text:p/>
            </draw:image>
          </draw:frame>
          <draw:frame draw:z-index="4" draw:name="http://127.0.0.1/phpmyadmin/themes/dot.gif" draw:style-name="gr1" draw:text-style-name="P1" svg:width="0.025cm" svg:height="0.025cm" svg:x="24.861cm" svg:y="0cm">
            <draw:image xlink:href="http://127.0.0.1/phpmyadmin/themes/dot.gif" xlink:type="simple" xlink:show="embed" xlink:actuate="onLoad">
              <text:p/>
            </draw:image>
          </draw:frame>
          <draw:frame draw:z-index="5" draw:name="http://127.0.0.1/phpmyadmin/themes/dot.gif" draw:style-name="gr1" draw:text-style-name="P1" svg:width="0.025cm" svg:height="0.025cm" svg:x="24.887cm" svg:y="0cm">
            <draw:image xlink:href="http://127.0.0.1/phpmyadmin/themes/dot.gif" xlink:type="simple" xlink:show="embed" xlink:actuate="onLoad">
              <text:p/>
            </draw:image>
          </draw:frame>
          <draw:frame draw:z-index="6" draw:name="http://127.0.0.1/phpmyadmin/themes/dot.gif" draw:style-name="gr1" draw:text-style-name="P1" svg:width="0.025cm" svg:height="0.025cm" svg:x="24.913cm" svg:y="0cm">
            <draw:image xlink:href="http://127.0.0.1/phpmyadmin/themes/dot.gif" xlink:type="simple" xlink:show="embed" xlink:actuate="onLoad">
              <text:p/>
            </draw:image>
          </draw:frame>
          <draw:frame draw:z-index="7" draw:name="http://127.0.0.1/phpmyadmin/themes/dot.gif" draw:style-name="gr1" draw:text-style-name="P1" svg:width="0.025cm" svg:height="0.025cm" svg:x="24.939cm" svg:y="0cm">
            <draw:image xlink:href="http://127.0.0.1/phpmyadmin/themes/dot.gif" xlink:type="simple" xlink:show="embed" xlink:actuate="onLoad">
              <text:p/>
            </draw:image>
          </draw:frame>
          <draw:frame draw:z-index="8" draw:name="http://127.0.0.1/phpmyadmin/themes/dot.gif" draw:style-name="gr1" draw:text-style-name="P1" svg:width="0.025cm" svg:height="0.025cm" svg:x="24.965cm" svg:y="0cm">
            <draw:image xlink:href="http://127.0.0.1/phpmyadmin/themes/dot.gif" xlink:type="simple" xlink:show="embed" xlink:actuate="onLoad">
              <text:p/>
            </draw:image>
          </draw:frame>
          <draw:frame draw:z-index="9" draw:name="http://127.0.0.1/phpmyadmin/themes/dot.gif" draw:style-name="gr1" draw:text-style-name="P1" svg:width="0.025cm" svg:height="0.025cm" svg:x="24.991cm" svg:y="0cm">
            <draw:image xlink:href="http://127.0.0.1/phpmyadmin/themes/dot.gif" xlink:type="simple" xlink:show="embed" xlink:actuate="onLoad">
              <text:p/>
            </draw:image>
          </draw:frame>
          <draw:frame draw:z-index="10" draw:name="http://127.0.0.1/phpmyadmin/themes/dot.gif" draw:style-name="gr1" draw:text-style-name="P1" svg:width="0.025cm" svg:height="0.025cm" svg:x="4.515cm" svg:y="0.451cm">
            <draw:image xlink:href="http://127.0.0.1/phpmyadmin/themes/dot.gif" xlink:type="simple" xlink:show="embed" xlink:actuate="onLoad">
              <text:p/>
            </draw:image>
          </draw:frame>
          <draw:frame draw:z-index="11" draw:name="http://127.0.0.1/phpmyadmin/themes/dot.gif" draw:style-name="gr1" draw:text-style-name="P1" svg:width="0.025cm" svg:height="0.025cm" svg:x="20.32cm" svg:y="0.451cm">
            <draw:image xlink:href="http://127.0.0.1/phpmyadmin/themes/dot.gif" xlink:type="simple" xlink:show="embed" xlink:actuate="onLoad">
              <text:p/>
            </draw:image>
          </draw:frame>
          <draw:frame draw:z-index="12" draw:name="http://127.0.0.1/phpmyadmin/themes/dot.gif" draw:style-name="gr1" draw:text-style-name="P1" svg:width="0.025cm" svg:height="0.025cm" svg:x="22.577cm" svg:y="0.451cm">
            <draw:image xlink:href="http://127.0.0.1/phpmyadmin/themes/dot.gif" xlink:type="simple" xlink:show="embed" xlink:actuate="onLoad">
              <text:p/>
            </draw:image>
          </draw:frame>
          <draw:frame draw:z-index="13" draw:name="http://127.0.0.1/phpmyadmin/themes/dot.gif" draw:style-name="gr1" draw:text-style-name="P1" svg:width="0.025cm" svg:height="0.025cm" svg:x="24.835cm" svg:y="0.451cm">
            <draw:image xlink:href="http://127.0.0.1/phpmyadmin/themes/dot.gif" xlink:type="simple" xlink:show="embed" xlink:actuate="onLoad">
              <text:p/>
            </draw:image>
          </draw:frame>
          <draw:frame draw:z-index="14" draw:name="http://127.0.0.1/phpmyadmin/themes/dot.gif" draw:style-name="gr1" draw:text-style-name="P1" svg:width="0.025cm" svg:height="0.025cm" svg:x="24.861cm" svg:y="0.451cm">
            <draw:image xlink:href="http://127.0.0.1/phpmyadmin/themes/dot.gif" xlink:type="simple" xlink:show="embed" xlink:actuate="onLoad">
              <text:p/>
            </draw:image>
          </draw:frame>
          <draw:frame draw:z-index="15" draw:name="http://127.0.0.1/phpmyadmin/themes/dot.gif" draw:style-name="gr1" draw:text-style-name="P1" svg:width="0.025cm" svg:height="0.025cm" svg:x="24.887cm" svg:y="0.451cm">
            <draw:image xlink:href="http://127.0.0.1/phpmyadmin/themes/dot.gif" xlink:type="simple" xlink:show="embed" xlink:actuate="onLoad">
              <text:p/>
            </draw:image>
          </draw:frame>
          <draw:frame draw:z-index="16" draw:name="http://127.0.0.1/phpmyadmin/themes/dot.gif" draw:style-name="gr1" draw:text-style-name="P1" svg:width="0.025cm" svg:height="0.025cm" svg:x="24.913cm" svg:y="0.451cm">
            <draw:image xlink:href="http://127.0.0.1/phpmyadmin/themes/dot.gif" xlink:type="simple" xlink:show="embed" xlink:actuate="onLoad">
              <text:p/>
            </draw:image>
          </draw:frame>
          <draw:frame draw:z-index="17" draw:name="http://127.0.0.1/phpmyadmin/themes/dot.gif" draw:style-name="gr1" draw:text-style-name="P1" svg:width="0.025cm" svg:height="0.025cm" svg:x="24.939cm" svg:y="0.451cm">
            <draw:image xlink:href="http://127.0.0.1/phpmyadmin/themes/dot.gif" xlink:type="simple" xlink:show="embed" xlink:actuate="onLoad">
              <text:p/>
            </draw:image>
          </draw:frame>
          <draw:frame draw:z-index="18" draw:name="http://127.0.0.1/phpmyadmin/themes/dot.gif" draw:style-name="gr1" draw:text-style-name="P1" svg:width="0.025cm" svg:height="0.025cm" svg:x="24.965cm" svg:y="0.451cm">
            <draw:image xlink:href="http://127.0.0.1/phpmyadmin/themes/dot.gif" xlink:type="simple" xlink:show="embed" xlink:actuate="onLoad">
              <text:p/>
            </draw:image>
          </draw:frame>
          <draw:frame draw:z-index="19" draw:name="http://127.0.0.1/phpmyadmin/themes/dot.gif" draw:style-name="gr1" draw:text-style-name="P1" svg:width="0.025cm" svg:height="0.025cm" svg:x="24.991cm" svg:y="0.451cm">
            <draw:image xlink:href="http://127.0.0.1/phpmyadmin/themes/dot.gif" xlink:type="simple" xlink:show="embed" xlink:actuate="onLoad">
              <text:p/>
            </draw:image>
          </draw:frame>
          <draw:frame draw:z-index="20" draw:name="http://127.0.0.1/phpmyadmin/themes/dot.gif" draw:style-name="gr1" draw:text-style-name="P1" svg:width="0.025cm" svg:height="0.025cm" svg:x="20.32cm" svg:y="0.903cm">
            <draw:image xlink:href="http://127.0.0.1/phpmyadmin/themes/dot.gif" xlink:type="simple" xlink:show="embed" xlink:actuate="onLoad">
              <text:p/>
            </draw:image>
          </draw:frame>
          <draw:frame draw:z-index="21" draw:name="http://127.0.0.1/phpmyadmin/themes/dot.gif" draw:style-name="gr1" draw:text-style-name="P1" svg:width="0.025cm" svg:height="0.025cm" svg:x="22.577cm" svg:y="0.903cm">
            <draw:image xlink:href="http://127.0.0.1/phpmyadmin/themes/dot.gif" xlink:type="simple" xlink:show="embed" xlink:actuate="onLoad">
              <text:p/>
            </draw:image>
          </draw:frame>
          <draw:frame draw:z-index="22" draw:name="http://127.0.0.1/phpmyadmin/themes/dot.gif" draw:style-name="gr1" draw:text-style-name="P1" svg:width="0.025cm" svg:height="0.025cm" svg:x="24.835cm" svg:y="0.903cm">
            <draw:image xlink:href="http://127.0.0.1/phpmyadmin/themes/dot.gif" xlink:type="simple" xlink:show="embed" xlink:actuate="onLoad">
              <text:p/>
            </draw:image>
          </draw:frame>
          <draw:frame draw:z-index="23" draw:name="http://127.0.0.1/phpmyadmin/themes/dot.gif" draw:style-name="gr1" draw:text-style-name="P1" svg:width="0.025cm" svg:height="0.025cm" svg:x="24.861cm" svg:y="0.903cm">
            <draw:image xlink:href="http://127.0.0.1/phpmyadmin/themes/dot.gif" xlink:type="simple" xlink:show="embed" xlink:actuate="onLoad">
              <text:p/>
            </draw:image>
          </draw:frame>
          <draw:frame draw:z-index="24" draw:name="http://127.0.0.1/phpmyadmin/themes/dot.gif" draw:style-name="gr1" draw:text-style-name="P1" svg:width="0.025cm" svg:height="0.025cm" svg:x="24.887cm" svg:y="0.903cm">
            <draw:image xlink:href="http://127.0.0.1/phpmyadmin/themes/dot.gif" xlink:type="simple" xlink:show="embed" xlink:actuate="onLoad">
              <text:p/>
            </draw:image>
          </draw:frame>
          <draw:frame draw:z-index="25" draw:name="http://127.0.0.1/phpmyadmin/themes/dot.gif" draw:style-name="gr1" draw:text-style-name="P1" svg:width="0.025cm" svg:height="0.025cm" svg:x="24.913cm" svg:y="0.903cm">
            <draw:image xlink:href="http://127.0.0.1/phpmyadmin/themes/dot.gif" xlink:type="simple" xlink:show="embed" xlink:actuate="onLoad">
              <text:p/>
            </draw:image>
          </draw:frame>
          <draw:frame draw:z-index="26" draw:name="http://127.0.0.1/phpmyadmin/themes/dot.gif" draw:style-name="gr1" draw:text-style-name="P1" svg:width="0.025cm" svg:height="0.025cm" svg:x="24.939cm" svg:y="0.903cm">
            <draw:image xlink:href="http://127.0.0.1/phpmyadmin/themes/dot.gif" xlink:type="simple" xlink:show="embed" xlink:actuate="onLoad">
              <text:p/>
            </draw:image>
          </draw:frame>
          <draw:frame draw:z-index="27" draw:name="http://127.0.0.1/phpmyadmin/themes/dot.gif" draw:style-name="gr1" draw:text-style-name="P1" svg:width="0.025cm" svg:height="0.025cm" svg:x="24.965cm" svg:y="0.903cm">
            <draw:image xlink:href="http://127.0.0.1/phpmyadmin/themes/dot.gif" xlink:type="simple" xlink:show="embed" xlink:actuate="onLoad">
              <text:p/>
            </draw:image>
          </draw:frame>
          <draw:frame draw:z-index="28" draw:name="http://127.0.0.1/phpmyadmin/themes/dot.gif" draw:style-name="gr1" draw:text-style-name="P1" svg:width="0.025cm" svg:height="0.025cm" svg:x="24.991cm" svg:y="0.903cm">
            <draw:image xlink:href="http://127.0.0.1/phpmyadmin/themes/dot.gif" xlink:type="simple" xlink:show="embed" xlink:actuate="onLoad">
              <text:p/>
            </draw:image>
          </draw:frame>
          <draw:frame draw:z-index="29" draw:name="http://127.0.0.1/phpmyadmin/themes/dot.gif" draw:style-name="gr1" draw:text-style-name="P1" svg:width="0.025cm" svg:height="0.025cm" svg:x="20.32cm" svg:y="1.354cm">
            <draw:image xlink:href="http://127.0.0.1/phpmyadmin/themes/dot.gif" xlink:type="simple" xlink:show="embed" xlink:actuate="onLoad">
              <text:p/>
            </draw:image>
          </draw:frame>
          <draw:frame draw:z-index="30" draw:name="http://127.0.0.1/phpmyadmin/themes/dot.gif" draw:style-name="gr1" draw:text-style-name="P1" svg:width="0.025cm" svg:height="0.025cm" svg:x="22.577cm" svg:y="1.354cm">
            <draw:image xlink:href="http://127.0.0.1/phpmyadmin/themes/dot.gif" xlink:type="simple" xlink:show="embed" xlink:actuate="onLoad">
              <text:p/>
            </draw:image>
          </draw:frame>
          <draw:frame draw:z-index="31" draw:name="http://127.0.0.1/phpmyadmin/themes/dot.gif" draw:style-name="gr1" draw:text-style-name="P1" svg:width="0.025cm" svg:height="0.025cm" svg:x="24.835cm" svg:y="1.354cm">
            <draw:image xlink:href="http://127.0.0.1/phpmyadmin/themes/dot.gif" xlink:type="simple" xlink:show="embed" xlink:actuate="onLoad">
              <text:p/>
            </draw:image>
          </draw:frame>
          <draw:frame draw:z-index="32" draw:name="http://127.0.0.1/phpmyadmin/themes/dot.gif" draw:style-name="gr1" draw:text-style-name="P1" svg:width="0.025cm" svg:height="0.025cm" svg:x="24.861cm" svg:y="1.354cm">
            <draw:image xlink:href="http://127.0.0.1/phpmyadmin/themes/dot.gif" xlink:type="simple" xlink:show="embed" xlink:actuate="onLoad">
              <text:p/>
            </draw:image>
          </draw:frame>
          <draw:frame draw:z-index="33" draw:name="http://127.0.0.1/phpmyadmin/themes/dot.gif" draw:style-name="gr1" draw:text-style-name="P1" svg:width="0.025cm" svg:height="0.025cm" svg:x="24.887cm" svg:y="1.354cm">
            <draw:image xlink:href="http://127.0.0.1/phpmyadmin/themes/dot.gif" xlink:type="simple" xlink:show="embed" xlink:actuate="onLoad">
              <text:p/>
            </draw:image>
          </draw:frame>
          <draw:frame draw:z-index="34" draw:name="http://127.0.0.1/phpmyadmin/themes/dot.gif" draw:style-name="gr1" draw:text-style-name="P1" svg:width="0.025cm" svg:height="0.025cm" svg:x="24.913cm" svg:y="1.354cm">
            <draw:image xlink:href="http://127.0.0.1/phpmyadmin/themes/dot.gif" xlink:type="simple" xlink:show="embed" xlink:actuate="onLoad">
              <text:p/>
            </draw:image>
          </draw:frame>
          <draw:frame draw:z-index="35" draw:name="http://127.0.0.1/phpmyadmin/themes/dot.gif" draw:style-name="gr1" draw:text-style-name="P1" svg:width="0.025cm" svg:height="0.025cm" svg:x="24.939cm" svg:y="1.354cm">
            <draw:image xlink:href="http://127.0.0.1/phpmyadmin/themes/dot.gif" xlink:type="simple" xlink:show="embed" xlink:actuate="onLoad">
              <text:p/>
            </draw:image>
          </draw:frame>
          <draw:frame draw:z-index="36" draw:name="http://127.0.0.1/phpmyadmin/themes/dot.gif" draw:style-name="gr1" draw:text-style-name="P1" svg:width="0.025cm" svg:height="0.025cm" svg:x="24.965cm" svg:y="1.354cm">
            <draw:image xlink:href="http://127.0.0.1/phpmyadmin/themes/dot.gif" xlink:type="simple" xlink:show="embed" xlink:actuate="onLoad">
              <text:p/>
            </draw:image>
          </draw:frame>
          <draw:frame draw:z-index="37" draw:name="http://127.0.0.1/phpmyadmin/themes/dot.gif" draw:style-name="gr1" draw:text-style-name="P1" svg:width="0.025cm" svg:height="0.025cm" svg:x="24.991cm" svg:y="1.354cm">
            <draw:image xlink:href="http://127.0.0.1/phpmyadmin/themes/dot.gif" xlink:type="simple" xlink:show="embed" xlink:actuate="onLoad">
              <text:p/>
            </draw:image>
          </draw:frame>
          <draw:frame draw:z-index="38" draw:name="http://127.0.0.1/phpmyadmin/themes/dot.gif" draw:style-name="gr1" draw:text-style-name="P1" svg:width="0.025cm" svg:height="0.025cm" svg:x="20.32cm" svg:y="1.806cm">
            <draw:image xlink:href="http://127.0.0.1/phpmyadmin/themes/dot.gif" xlink:type="simple" xlink:show="embed" xlink:actuate="onLoad">
              <text:p/>
            </draw:image>
          </draw:frame>
          <draw:frame draw:z-index="39" draw:name="http://127.0.0.1/phpmyadmin/themes/dot.gif" draw:style-name="gr1" draw:text-style-name="P1" svg:width="0.025cm" svg:height="0.025cm" svg:x="22.577cm" svg:y="1.806cm">
            <draw:image xlink:href="http://127.0.0.1/phpmyadmin/themes/dot.gif" xlink:type="simple" xlink:show="embed" xlink:actuate="onLoad">
              <text:p/>
            </draw:image>
          </draw:frame>
          <draw:frame draw:z-index="40" draw:name="http://127.0.0.1/phpmyadmin/themes/dot.gif" draw:style-name="gr1" draw:text-style-name="P1" svg:width="0.025cm" svg:height="0.025cm" svg:x="24.835cm" svg:y="1.806cm">
            <draw:image xlink:href="http://127.0.0.1/phpmyadmin/themes/dot.gif" xlink:type="simple" xlink:show="embed" xlink:actuate="onLoad">
              <text:p/>
            </draw:image>
          </draw:frame>
          <draw:frame draw:z-index="41" draw:name="http://127.0.0.1/phpmyadmin/themes/dot.gif" draw:style-name="gr1" draw:text-style-name="P1" svg:width="0.025cm" svg:height="0.025cm" svg:x="24.861cm" svg:y="1.806cm">
            <draw:image xlink:href="http://127.0.0.1/phpmyadmin/themes/dot.gif" xlink:type="simple" xlink:show="embed" xlink:actuate="onLoad">
              <text:p/>
            </draw:image>
          </draw:frame>
          <draw:frame draw:z-index="42" draw:name="http://127.0.0.1/phpmyadmin/themes/dot.gif" draw:style-name="gr1" draw:text-style-name="P1" svg:width="0.025cm" svg:height="0.025cm" svg:x="24.887cm" svg:y="1.806cm">
            <draw:image xlink:href="http://127.0.0.1/phpmyadmin/themes/dot.gif" xlink:type="simple" xlink:show="embed" xlink:actuate="onLoad">
              <text:p/>
            </draw:image>
          </draw:frame>
          <draw:frame draw:z-index="43" draw:name="http://127.0.0.1/phpmyadmin/themes/dot.gif" draw:style-name="gr1" draw:text-style-name="P1" svg:width="0.025cm" svg:height="0.025cm" svg:x="24.913cm" svg:y="1.806cm">
            <draw:image xlink:href="http://127.0.0.1/phpmyadmin/themes/dot.gif" xlink:type="simple" xlink:show="embed" xlink:actuate="onLoad">
              <text:p/>
            </draw:image>
          </draw:frame>
          <draw:frame draw:z-index="44" draw:name="http://127.0.0.1/phpmyadmin/themes/dot.gif" draw:style-name="gr1" draw:text-style-name="P1" svg:width="0.025cm" svg:height="0.025cm" svg:x="24.939cm" svg:y="1.806cm">
            <draw:image xlink:href="http://127.0.0.1/phpmyadmin/themes/dot.gif" xlink:type="simple" xlink:show="embed" xlink:actuate="onLoad">
              <text:p/>
            </draw:image>
          </draw:frame>
          <draw:frame draw:z-index="45" draw:name="http://127.0.0.1/phpmyadmin/themes/dot.gif" draw:style-name="gr1" draw:text-style-name="P1" svg:width="0.025cm" svg:height="0.025cm" svg:x="24.965cm" svg:y="1.806cm">
            <draw:image xlink:href="http://127.0.0.1/phpmyadmin/themes/dot.gif" xlink:type="simple" xlink:show="embed" xlink:actuate="onLoad">
              <text:p/>
            </draw:image>
          </draw:frame>
          <draw:frame draw:z-index="46" draw:name="http://127.0.0.1/phpmyadmin/themes/dot.gif" draw:style-name="gr1" draw:text-style-name="P1" svg:width="0.025cm" svg:height="0.025cm" svg:x="24.991cm" svg:y="1.806cm">
            <draw:image xlink:href="http://127.0.0.1/phpmyadmin/themes/dot.gif" xlink:type="simple" xlink:show="embed" xlink:actuate="onLoad">
              <text:p/>
            </draw:image>
          </draw:frame>
          <draw:frame draw:z-index="47" draw:name="http://127.0.0.1/phpmyadmin/themes/dot.gif" draw:style-name="gr1" draw:text-style-name="P1" svg:width="0.025cm" svg:height="0.025cm" svg:x="20.32cm" svg:y="2.257cm">
            <draw:image xlink:href="http://127.0.0.1/phpmyadmin/themes/dot.gif" xlink:type="simple" xlink:show="embed" xlink:actuate="onLoad">
              <text:p/>
            </draw:image>
          </draw:frame>
          <draw:frame draw:z-index="48" draw:name="http://127.0.0.1/phpmyadmin/themes/dot.gif" draw:style-name="gr1" draw:text-style-name="P1" svg:width="0.025cm" svg:height="0.025cm" svg:x="22.577cm" svg:y="2.257cm">
            <draw:image xlink:href="http://127.0.0.1/phpmyadmin/themes/dot.gif" xlink:type="simple" xlink:show="embed" xlink:actuate="onLoad">
              <text:p/>
            </draw:image>
          </draw:frame>
          <draw:frame draw:z-index="49" draw:name="http://127.0.0.1/phpmyadmin/themes/dot.gif" draw:style-name="gr1" draw:text-style-name="P1" svg:width="0.025cm" svg:height="0.025cm" svg:x="24.835cm" svg:y="2.257cm">
            <draw:image xlink:href="http://127.0.0.1/phpmyadmin/themes/dot.gif" xlink:type="simple" xlink:show="embed" xlink:actuate="onLoad">
              <text:p/>
            </draw:image>
          </draw:frame>
          <draw:frame draw:z-index="50" draw:name="http://127.0.0.1/phpmyadmin/themes/dot.gif" draw:style-name="gr1" draw:text-style-name="P1" svg:width="0.025cm" svg:height="0.025cm" svg:x="24.861cm" svg:y="2.257cm">
            <draw:image xlink:href="http://127.0.0.1/phpmyadmin/themes/dot.gif" xlink:type="simple" xlink:show="embed" xlink:actuate="onLoad">
              <text:p/>
            </draw:image>
          </draw:frame>
          <draw:frame draw:z-index="51" draw:name="http://127.0.0.1/phpmyadmin/themes/dot.gif" draw:style-name="gr1" draw:text-style-name="P1" svg:width="0.025cm" svg:height="0.025cm" svg:x="24.887cm" svg:y="2.257cm">
            <draw:image xlink:href="http://127.0.0.1/phpmyadmin/themes/dot.gif" xlink:type="simple" xlink:show="embed" xlink:actuate="onLoad">
              <text:p/>
            </draw:image>
          </draw:frame>
          <draw:frame draw:z-index="52" draw:name="http://127.0.0.1/phpmyadmin/themes/dot.gif" draw:style-name="gr1" draw:text-style-name="P1" svg:width="0.025cm" svg:height="0.025cm" svg:x="24.913cm" svg:y="2.257cm">
            <draw:image xlink:href="http://127.0.0.1/phpmyadmin/themes/dot.gif" xlink:type="simple" xlink:show="embed" xlink:actuate="onLoad">
              <text:p/>
            </draw:image>
          </draw:frame>
          <draw:frame draw:z-index="53" draw:name="http://127.0.0.1/phpmyadmin/themes/dot.gif" draw:style-name="gr1" draw:text-style-name="P1" svg:width="0.025cm" svg:height="0.025cm" svg:x="24.939cm" svg:y="2.257cm">
            <draw:image xlink:href="http://127.0.0.1/phpmyadmin/themes/dot.gif" xlink:type="simple" xlink:show="embed" xlink:actuate="onLoad">
              <text:p/>
            </draw:image>
          </draw:frame>
          <draw:frame draw:z-index="54" draw:name="http://127.0.0.1/phpmyadmin/themes/dot.gif" draw:style-name="gr1" draw:text-style-name="P1" svg:width="0.025cm" svg:height="0.025cm" svg:x="24.965cm" svg:y="2.257cm">
            <draw:image xlink:href="http://127.0.0.1/phpmyadmin/themes/dot.gif" xlink:type="simple" xlink:show="embed" xlink:actuate="onLoad">
              <text:p/>
            </draw:image>
          </draw:frame>
          <draw:frame draw:z-index="55" draw:name="http://127.0.0.1/phpmyadmin/themes/dot.gif" draw:style-name="gr1" draw:text-style-name="P1" svg:width="0.025cm" svg:height="0.025cm" svg:x="24.991cm" svg:y="2.257cm">
            <draw:image xlink:href="http://127.0.0.1/phpmyadmin/themes/dot.gif" xlink:type="simple" xlink:show="embed" xlink:actuate="onLoad">
              <text:p/>
            </draw:image>
          </draw:frame>
          <draw:frame draw:z-index="56" draw:name="http://127.0.0.1/phpmyadmin/themes/dot.gif" draw:style-name="gr1" draw:text-style-name="P1" svg:width="0.025cm" svg:height="0.025cm" svg:x="20.32cm" svg:y="2.709cm">
            <draw:image xlink:href="http://127.0.0.1/phpmyadmin/themes/dot.gif" xlink:type="simple" xlink:show="embed" xlink:actuate="onLoad">
              <text:p/>
            </draw:image>
          </draw:frame>
          <draw:frame draw:z-index="57" draw:name="http://127.0.0.1/phpmyadmin/themes/dot.gif" draw:style-name="gr1" draw:text-style-name="P1" svg:width="0.025cm" svg:height="0.025cm" svg:x="22.577cm" svg:y="2.709cm">
            <draw:image xlink:href="http://127.0.0.1/phpmyadmin/themes/dot.gif" xlink:type="simple" xlink:show="embed" xlink:actuate="onLoad">
              <text:p/>
            </draw:image>
          </draw:frame>
          <draw:frame draw:z-index="58" draw:name="http://127.0.0.1/phpmyadmin/themes/dot.gif" draw:style-name="gr1" draw:text-style-name="P1" svg:width="0.025cm" svg:height="0.025cm" svg:x="24.835cm" svg:y="2.709cm">
            <draw:image xlink:href="http://127.0.0.1/phpmyadmin/themes/dot.gif" xlink:type="simple" xlink:show="embed" xlink:actuate="onLoad">
              <text:p/>
            </draw:image>
          </draw:frame>
          <draw:frame draw:z-index="59" draw:name="http://127.0.0.1/phpmyadmin/themes/dot.gif" draw:style-name="gr1" draw:text-style-name="P1" svg:width="0.025cm" svg:height="0.025cm" svg:x="24.861cm" svg:y="2.709cm">
            <draw:image xlink:href="http://127.0.0.1/phpmyadmin/themes/dot.gif" xlink:type="simple" xlink:show="embed" xlink:actuate="onLoad">
              <text:p/>
            </draw:image>
          </draw:frame>
          <draw:frame draw:z-index="60" draw:name="http://127.0.0.1/phpmyadmin/themes/dot.gif" draw:style-name="gr1" draw:text-style-name="P1" svg:width="0.025cm" svg:height="0.025cm" svg:x="24.887cm" svg:y="2.709cm">
            <draw:image xlink:href="http://127.0.0.1/phpmyadmin/themes/dot.gif" xlink:type="simple" xlink:show="embed" xlink:actuate="onLoad">
              <text:p/>
            </draw:image>
          </draw:frame>
          <draw:frame draw:z-index="61" draw:name="http://127.0.0.1/phpmyadmin/themes/dot.gif" draw:style-name="gr1" draw:text-style-name="P1" svg:width="0.025cm" svg:height="0.025cm" svg:x="24.913cm" svg:y="2.709cm">
            <draw:image xlink:href="http://127.0.0.1/phpmyadmin/themes/dot.gif" xlink:type="simple" xlink:show="embed" xlink:actuate="onLoad">
              <text:p/>
            </draw:image>
          </draw:frame>
          <draw:frame draw:z-index="62" draw:name="http://127.0.0.1/phpmyadmin/themes/dot.gif" draw:style-name="gr1" draw:text-style-name="P1" svg:width="0.025cm" svg:height="0.025cm" svg:x="24.939cm" svg:y="2.709cm">
            <draw:image xlink:href="http://127.0.0.1/phpmyadmin/themes/dot.gif" xlink:type="simple" xlink:show="embed" xlink:actuate="onLoad">
              <text:p/>
            </draw:image>
          </draw:frame>
          <draw:frame draw:z-index="63" draw:name="http://127.0.0.1/phpmyadmin/themes/dot.gif" draw:style-name="gr1" draw:text-style-name="P1" svg:width="0.025cm" svg:height="0.025cm" svg:x="24.965cm" svg:y="2.709cm">
            <draw:image xlink:href="http://127.0.0.1/phpmyadmin/themes/dot.gif" xlink:type="simple" xlink:show="embed" xlink:actuate="onLoad">
              <text:p/>
            </draw:image>
          </draw:frame>
          <draw:frame draw:z-index="64" draw:name="http://127.0.0.1/phpmyadmin/themes/dot.gif" draw:style-name="gr1" draw:text-style-name="P1" svg:width="0.025cm" svg:height="0.025cm" svg:x="24.991cm" svg:y="2.709cm">
            <draw:image xlink:href="http://127.0.0.1/phpmyadmin/themes/dot.gif" xlink:type="simple" xlink:show="embed" xlink:actuate="onLoad">
              <text:p/>
            </draw:image>
          </draw:frame>
          <draw:frame draw:z-index="65" draw:name="http://127.0.0.1/phpmyadmin/themes/dot.gif" draw:style-name="gr1" draw:text-style-name="P1" svg:width="0.025cm" svg:height="0.025cm" svg:x="20.32cm" svg:y="3.16cm">
            <draw:image xlink:href="http://127.0.0.1/phpmyadmin/themes/dot.gif" xlink:type="simple" xlink:show="embed" xlink:actuate="onLoad">
              <text:p/>
            </draw:image>
          </draw:frame>
          <draw:frame draw:z-index="66" draw:name="http://127.0.0.1/phpmyadmin/themes/dot.gif" draw:style-name="gr1" draw:text-style-name="P1" svg:width="0.025cm" svg:height="0.025cm" svg:x="22.577cm" svg:y="3.16cm">
            <draw:image xlink:href="http://127.0.0.1/phpmyadmin/themes/dot.gif" xlink:type="simple" xlink:show="embed" xlink:actuate="onLoad">
              <text:p/>
            </draw:image>
          </draw:frame>
          <draw:frame draw:z-index="67" draw:name="http://127.0.0.1/phpmyadmin/themes/dot.gif" draw:style-name="gr1" draw:text-style-name="P1" svg:width="0.025cm" svg:height="0.025cm" svg:x="24.835cm" svg:y="3.16cm">
            <draw:image xlink:href="http://127.0.0.1/phpmyadmin/themes/dot.gif" xlink:type="simple" xlink:show="embed" xlink:actuate="onLoad">
              <text:p/>
            </draw:image>
          </draw:frame>
          <draw:frame draw:z-index="68" draw:name="http://127.0.0.1/phpmyadmin/themes/dot.gif" draw:style-name="gr1" draw:text-style-name="P1" svg:width="0.025cm" svg:height="0.025cm" svg:x="24.861cm" svg:y="3.16cm">
            <draw:image xlink:href="http://127.0.0.1/phpmyadmin/themes/dot.gif" xlink:type="simple" xlink:show="embed" xlink:actuate="onLoad">
              <text:p/>
            </draw:image>
          </draw:frame>
          <draw:frame draw:z-index="69" draw:name="http://127.0.0.1/phpmyadmin/themes/dot.gif" draw:style-name="gr1" draw:text-style-name="P1" svg:width="0.025cm" svg:height="0.025cm" svg:x="24.887cm" svg:y="3.16cm">
            <draw:image xlink:href="http://127.0.0.1/phpmyadmin/themes/dot.gif" xlink:type="simple" xlink:show="embed" xlink:actuate="onLoad">
              <text:p/>
            </draw:image>
          </draw:frame>
          <draw:frame draw:z-index="70" draw:name="http://127.0.0.1/phpmyadmin/themes/dot.gif" draw:style-name="gr1" draw:text-style-name="P1" svg:width="0.025cm" svg:height="0.025cm" svg:x="24.913cm" svg:y="3.16cm">
            <draw:image xlink:href="http://127.0.0.1/phpmyadmin/themes/dot.gif" xlink:type="simple" xlink:show="embed" xlink:actuate="onLoad">
              <text:p/>
            </draw:image>
          </draw:frame>
          <draw:frame draw:z-index="71" draw:name="http://127.0.0.1/phpmyadmin/themes/dot.gif" draw:style-name="gr1" draw:text-style-name="P1" svg:width="0.025cm" svg:height="0.025cm" svg:x="24.939cm" svg:y="3.16cm">
            <draw:image xlink:href="http://127.0.0.1/phpmyadmin/themes/dot.gif" xlink:type="simple" xlink:show="embed" xlink:actuate="onLoad">
              <text:p/>
            </draw:image>
          </draw:frame>
          <draw:frame draw:z-index="72" draw:name="http://127.0.0.1/phpmyadmin/themes/dot.gif" draw:style-name="gr1" draw:text-style-name="P1" svg:width="0.025cm" svg:height="0.025cm" svg:x="24.965cm" svg:y="3.16cm">
            <draw:image xlink:href="http://127.0.0.1/phpmyadmin/themes/dot.gif" xlink:type="simple" xlink:show="embed" xlink:actuate="onLoad">
              <text:p/>
            </draw:image>
          </draw:frame>
          <draw:frame draw:z-index="73" draw:name="http://127.0.0.1/phpmyadmin/themes/dot.gif" draw:style-name="gr1" draw:text-style-name="P1" svg:width="0.025cm" svg:height="0.025cm" svg:x="24.991cm" svg:y="3.16cm">
            <draw:image xlink:href="http://127.0.0.1/phpmyadmin/themes/dot.gif" xlink:type="simple" xlink:show="embed" xlink:actuate="onLoad">
              <text:p/>
            </draw:image>
          </draw:frame>
          <draw:frame draw:z-index="74" draw:name="http://127.0.0.1/phpmyadmin/themes/dot.gif" draw:style-name="gr1" draw:text-style-name="P1" svg:width="0.025cm" svg:height="0.025cm" svg:x="20.32cm" svg:y="3.612cm">
            <draw:image xlink:href="http://127.0.0.1/phpmyadmin/themes/dot.gif" xlink:type="simple" xlink:show="embed" xlink:actuate="onLoad">
              <text:p/>
            </draw:image>
          </draw:frame>
          <draw:frame draw:z-index="75" draw:name="http://127.0.0.1/phpmyadmin/themes/dot.gif" draw:style-name="gr1" draw:text-style-name="P1" svg:width="0.025cm" svg:height="0.025cm" svg:x="22.577cm" svg:y="3.612cm">
            <draw:image xlink:href="http://127.0.0.1/phpmyadmin/themes/dot.gif" xlink:type="simple" xlink:show="embed" xlink:actuate="onLoad">
              <text:p/>
            </draw:image>
          </draw:frame>
          <draw:frame draw:z-index="76" draw:name="http://127.0.0.1/phpmyadmin/themes/dot.gif" draw:style-name="gr1" draw:text-style-name="P1" svg:width="0.025cm" svg:height="0.025cm" svg:x="24.835cm" svg:y="3.612cm">
            <draw:image xlink:href="http://127.0.0.1/phpmyadmin/themes/dot.gif" xlink:type="simple" xlink:show="embed" xlink:actuate="onLoad">
              <text:p/>
            </draw:image>
          </draw:frame>
          <draw:frame draw:z-index="77" draw:name="http://127.0.0.1/phpmyadmin/themes/dot.gif" draw:style-name="gr1" draw:text-style-name="P1" svg:width="0.025cm" svg:height="0.025cm" svg:x="24.861cm" svg:y="3.612cm">
            <draw:image xlink:href="http://127.0.0.1/phpmyadmin/themes/dot.gif" xlink:type="simple" xlink:show="embed" xlink:actuate="onLoad">
              <text:p/>
            </draw:image>
          </draw:frame>
          <draw:frame draw:z-index="78" draw:name="http://127.0.0.1/phpmyadmin/themes/dot.gif" draw:style-name="gr1" draw:text-style-name="P1" svg:width="0.025cm" svg:height="0.025cm" svg:x="24.887cm" svg:y="3.612cm">
            <draw:image xlink:href="http://127.0.0.1/phpmyadmin/themes/dot.gif" xlink:type="simple" xlink:show="embed" xlink:actuate="onLoad">
              <text:p/>
            </draw:image>
          </draw:frame>
          <draw:frame draw:z-index="79" draw:name="http://127.0.0.1/phpmyadmin/themes/dot.gif" draw:style-name="gr1" draw:text-style-name="P1" svg:width="0.025cm" svg:height="0.025cm" svg:x="24.913cm" svg:y="3.612cm">
            <draw:image xlink:href="http://127.0.0.1/phpmyadmin/themes/dot.gif" xlink:type="simple" xlink:show="embed" xlink:actuate="onLoad">
              <text:p/>
            </draw:image>
          </draw:frame>
          <draw:frame draw:z-index="80" draw:name="http://127.0.0.1/phpmyadmin/themes/dot.gif" draw:style-name="gr1" draw:text-style-name="P1" svg:width="0.025cm" svg:height="0.025cm" svg:x="24.939cm" svg:y="3.612cm">
            <draw:image xlink:href="http://127.0.0.1/phpmyadmin/themes/dot.gif" xlink:type="simple" xlink:show="embed" xlink:actuate="onLoad">
              <text:p/>
            </draw:image>
          </draw:frame>
          <draw:frame draw:z-index="81" draw:name="http://127.0.0.1/phpmyadmin/themes/dot.gif" draw:style-name="gr1" draw:text-style-name="P1" svg:width="0.025cm" svg:height="0.025cm" svg:x="24.965cm" svg:y="3.612cm">
            <draw:image xlink:href="http://127.0.0.1/phpmyadmin/themes/dot.gif" xlink:type="simple" xlink:show="embed" xlink:actuate="onLoad">
              <text:p/>
            </draw:image>
          </draw:frame>
          <draw:frame draw:z-index="82" draw:name="http://127.0.0.1/phpmyadmin/themes/dot.gif" draw:style-name="gr1" draw:text-style-name="P1" svg:width="0.025cm" svg:height="0.025cm" svg:x="24.991cm" svg:y="3.612cm">
            <draw:image xlink:href="http://127.0.0.1/phpmyadmin/themes/dot.gif" xlink:type="simple" xlink:show="embed" xlink:actuate="onLoad">
              <text:p/>
            </draw:image>
          </draw:frame>
          <draw:frame draw:z-index="83" draw:name="http://127.0.0.1/phpmyadmin/themes/dot.gif" draw:style-name="gr1" draw:text-style-name="P1" svg:width="0.025cm" svg:height="0.025cm" svg:x="20.32cm" svg:y="4.064cm">
            <draw:image xlink:href="http://127.0.0.1/phpmyadmin/themes/dot.gif" xlink:type="simple" xlink:show="embed" xlink:actuate="onLoad">
              <text:p/>
            </draw:image>
          </draw:frame>
          <draw:frame draw:z-index="84" draw:name="http://127.0.0.1/phpmyadmin/themes/dot.gif" draw:style-name="gr1" draw:text-style-name="P1" svg:width="0.025cm" svg:height="0.025cm" svg:x="22.577cm" svg:y="4.064cm">
            <draw:image xlink:href="http://127.0.0.1/phpmyadmin/themes/dot.gif" xlink:type="simple" xlink:show="embed" xlink:actuate="onLoad">
              <text:p/>
            </draw:image>
          </draw:frame>
          <draw:frame draw:z-index="85" draw:name="http://127.0.0.1/phpmyadmin/themes/dot.gif" draw:style-name="gr1" draw:text-style-name="P1" svg:width="0.025cm" svg:height="0.025cm" svg:x="24.835cm" svg:y="4.064cm">
            <draw:image xlink:href="http://127.0.0.1/phpmyadmin/themes/dot.gif" xlink:type="simple" xlink:show="embed" xlink:actuate="onLoad">
              <text:p/>
            </draw:image>
          </draw:frame>
          <draw:frame draw:z-index="86" draw:name="http://127.0.0.1/phpmyadmin/themes/dot.gif" draw:style-name="gr1" draw:text-style-name="P1" svg:width="0.025cm" svg:height="0.025cm" svg:x="24.861cm" svg:y="4.064cm">
            <draw:image xlink:href="http://127.0.0.1/phpmyadmin/themes/dot.gif" xlink:type="simple" xlink:show="embed" xlink:actuate="onLoad">
              <text:p/>
            </draw:image>
          </draw:frame>
          <draw:frame draw:z-index="87" draw:name="http://127.0.0.1/phpmyadmin/themes/dot.gif" draw:style-name="gr1" draw:text-style-name="P1" svg:width="0.025cm" svg:height="0.025cm" svg:x="24.887cm" svg:y="4.064cm">
            <draw:image xlink:href="http://127.0.0.1/phpmyadmin/themes/dot.gif" xlink:type="simple" xlink:show="embed" xlink:actuate="onLoad">
              <text:p/>
            </draw:image>
          </draw:frame>
          <draw:frame draw:z-index="88" draw:name="http://127.0.0.1/phpmyadmin/themes/dot.gif" draw:style-name="gr1" draw:text-style-name="P1" svg:width="0.025cm" svg:height="0.025cm" svg:x="24.913cm" svg:y="4.064cm">
            <draw:image xlink:href="http://127.0.0.1/phpmyadmin/themes/dot.gif" xlink:type="simple" xlink:show="embed" xlink:actuate="onLoad">
              <text:p/>
            </draw:image>
          </draw:frame>
          <draw:frame draw:z-index="89" draw:name="http://127.0.0.1/phpmyadmin/themes/dot.gif" draw:style-name="gr1" draw:text-style-name="P1" svg:width="0.025cm" svg:height="0.025cm" svg:x="24.939cm" svg:y="4.064cm">
            <draw:image xlink:href="http://127.0.0.1/phpmyadmin/themes/dot.gif" xlink:type="simple" xlink:show="embed" xlink:actuate="onLoad">
              <text:p/>
            </draw:image>
          </draw:frame>
          <draw:frame draw:z-index="90" draw:name="http://127.0.0.1/phpmyadmin/themes/dot.gif" draw:style-name="gr1" draw:text-style-name="P1" svg:width="0.025cm" svg:height="0.025cm" svg:x="24.965cm" svg:y="4.064cm">
            <draw:image xlink:href="http://127.0.0.1/phpmyadmin/themes/dot.gif" xlink:type="simple" xlink:show="embed" xlink:actuate="onLoad">
              <text:p/>
            </draw:image>
          </draw:frame>
          <draw:frame draw:z-index="91" draw:name="http://127.0.0.1/phpmyadmin/themes/dot.gif" draw:style-name="gr1" draw:text-style-name="P1" svg:width="0.025cm" svg:height="0.025cm" svg:x="24.991cm" svg:y="4.064cm">
            <draw:image xlink:href="http://127.0.0.1/phpmyadmin/themes/dot.gif" xlink:type="simple" xlink:show="embed" xlink:actuate="onLoad">
              <text:p/>
            </draw:image>
          </draw:frame>
          <draw:frame draw:z-index="92" draw:name="http://127.0.0.1/phpmyadmin/themes/dot.gif" draw:style-name="gr1" draw:text-style-name="P1" svg:width="0.025cm" svg:height="0.025cm" svg:x="20.32cm" svg:y="4.515cm">
            <draw:image xlink:href="http://127.0.0.1/phpmyadmin/themes/dot.gif" xlink:type="simple" xlink:show="embed" xlink:actuate="onLoad">
              <text:p/>
            </draw:image>
          </draw:frame>
          <draw:frame draw:z-index="93" draw:name="http://127.0.0.1/phpmyadmin/themes/dot.gif" draw:style-name="gr1" draw:text-style-name="P1" svg:width="0.025cm" svg:height="0.025cm" svg:x="22.577cm" svg:y="4.515cm">
            <draw:image xlink:href="http://127.0.0.1/phpmyadmin/themes/dot.gif" xlink:type="simple" xlink:show="embed" xlink:actuate="onLoad">
              <text:p/>
            </draw:image>
          </draw:frame>
          <draw:frame draw:z-index="94" draw:name="http://127.0.0.1/phpmyadmin/themes/dot.gif" draw:style-name="gr1" draw:text-style-name="P1" svg:width="0.025cm" svg:height="0.025cm" svg:x="24.835cm" svg:y="4.515cm">
            <draw:image xlink:href="http://127.0.0.1/phpmyadmin/themes/dot.gif" xlink:type="simple" xlink:show="embed" xlink:actuate="onLoad">
              <text:p/>
            </draw:image>
          </draw:frame>
          <draw:frame draw:z-index="95" draw:name="http://127.0.0.1/phpmyadmin/themes/dot.gif" draw:style-name="gr1" draw:text-style-name="P1" svg:width="0.025cm" svg:height="0.025cm" svg:x="24.861cm" svg:y="4.515cm">
            <draw:image xlink:href="http://127.0.0.1/phpmyadmin/themes/dot.gif" xlink:type="simple" xlink:show="embed" xlink:actuate="onLoad">
              <text:p/>
            </draw:image>
          </draw:frame>
          <draw:frame draw:z-index="96" draw:name="http://127.0.0.1/phpmyadmin/themes/dot.gif" draw:style-name="gr1" draw:text-style-name="P1" svg:width="0.025cm" svg:height="0.025cm" svg:x="24.887cm" svg:y="4.515cm">
            <draw:image xlink:href="http://127.0.0.1/phpmyadmin/themes/dot.gif" xlink:type="simple" xlink:show="embed" xlink:actuate="onLoad">
              <text:p/>
            </draw:image>
          </draw:frame>
          <draw:frame draw:z-index="97" draw:name="http://127.0.0.1/phpmyadmin/themes/dot.gif" draw:style-name="gr1" draw:text-style-name="P1" svg:width="0.025cm" svg:height="0.025cm" svg:x="24.913cm" svg:y="4.515cm">
            <draw:image xlink:href="http://127.0.0.1/phpmyadmin/themes/dot.gif" xlink:type="simple" xlink:show="embed" xlink:actuate="onLoad">
              <text:p/>
            </draw:image>
          </draw:frame>
          <draw:frame draw:z-index="98" draw:name="http://127.0.0.1/phpmyadmin/themes/dot.gif" draw:style-name="gr1" draw:text-style-name="P1" svg:width="0.025cm" svg:height="0.025cm" svg:x="24.939cm" svg:y="4.515cm">
            <draw:image xlink:href="http://127.0.0.1/phpmyadmin/themes/dot.gif" xlink:type="simple" xlink:show="embed" xlink:actuate="onLoad">
              <text:p/>
            </draw:image>
          </draw:frame>
          <draw:frame draw:z-index="99" draw:name="http://127.0.0.1/phpmyadmin/themes/dot.gif" draw:style-name="gr1" draw:text-style-name="P1" svg:width="0.025cm" svg:height="0.025cm" svg:x="24.965cm" svg:y="4.515cm">
            <draw:image xlink:href="http://127.0.0.1/phpmyadmin/themes/dot.gif" xlink:type="simple" xlink:show="embed" xlink:actuate="onLoad">
              <text:p/>
            </draw:image>
          </draw:frame>
          <draw:frame draw:z-index="100" draw:name="http://127.0.0.1/phpmyadmin/themes/dot.gif" draw:style-name="gr1" draw:text-style-name="P1" svg:width="0.025cm" svg:height="0.025cm" svg:x="24.991cm" svg:y="4.515cm">
            <draw:image xlink:href="http://127.0.0.1/phpmyadmin/themes/dot.gif" xlink:type="simple" xlink:show="embed" xlink:actuate="onLoad">
              <text:p/>
            </draw:image>
          </draw:frame>
        </table:shapes>
        <table:table-column table:style-name="co1" table:number-columns-repeated="5" table:default-cell-style-name="Default"/>
        <table:table-column table:style-name="co8" table:default-cell-style-name="ce6"/>
        <table:table-column table:style-name="co9" table:default-cell-style-name="ce6"/>
        <table:table-column table:style-name="co10" table:default-cell-style-name="Default"/>
        <table:table-column table:style-name="co1" table:default-cell-style-name="ce3"/>
        <table:table-column table:style-name="co1" table:number-columns-repeated="2" table:default-cell-style-name="Default"/>
        <table:table-row table:style-name="ro1">
          <table:table-cell table:style-name="ce1" office:value-type="string" calcext:value-type="string">
            <text:p>id</text:p>
          </table:table-cell>
          <table:table-cell table:style-name="ce1" office:value-type="string" calcext:value-type="string">
            <text:p>place_id</text:p>
          </table:table-cell>
          <table:table-cell table:style-name="ce1" office:value-type="string" calcext:value-type="string">
            <text:p>title</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tart</text:p>
          </table:table-cell>
          <table:table-cell table:style-name="ce1" office:value-type="string" calcext:value-type="string">
            <text:p>end</text:p>
          </table:table-cell>
          <table:table-cell table:style-name="ce1" office:value-type="string" calcext:value-type="string">
            <text:p>short</text:p>
          </table:table-cell>
          <table:table-cell table:style-name="ce1" office:value-type="string" calcext:value-type="string">
            <text:p>article</text:p>
          </table:table-cell>
          <table:table-cell table:style-name="ce1" office:value-type="string" calcext:value-type="string">
            <text:p>price</text:p>
          </table:table-cell>
          <table:table-cell table:style-name="ce1" office:value-type="string" calcext:value-type="string">
            <text:p>mamaEvent</text:p>
          </table:table-cell>
        </table:table-row>
        <table:table-row table:style-name="ro3">
          <table:table-cell table:number-columns-repeated="2" office:value-type="float" office:value="1" calcext:value-type="float">
            <text:p>1</text:p>
          </table:table-cell>
          <table:table-cell office:value-type="string" calcext:value-type="string">
            <text:p>BIG PARTY</text:p>
          </table:table-cell>
          <table:table-cell office:value-type="string" calcext:value-type="string">
            <text:p>concert</text:p>
          </table:table-cell>
          <table:table-cell/>
          <table:table-cell table:formula="of:=NOW()" office:value-type="date" office:date-value="2016-08-04T18:17:58.69623" calcext:value-type="date">
            <text:p>04/08/2016 - 18:17</text:p>
          </table:table-cell>
          <table:table-cell table:formula="of:=NOW()+HOUR(6)" office:value-type="date" office:date-value="2016-08-04T18:17:58.696242"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cell office:value-type="float" office:value="1" calcext:value-type="float">
            <text:p>1</text:p>
          </table:table-cell>
        </table:table-row>
        <table:table-row table:style-name="ro3">
          <table:table-cell table:number-columns-repeated="2" office:value-type="float" office:value="2" calcext:value-type="float">
            <text:p>2</text:p>
          </table:table-cell>
          <table:table-cell/>
          <table:table-cell office:value-type="string" calcext:value-type="string">
            <text:p>concert</text:p>
          </table:table-cell>
          <table:table-cell/>
          <table:table-cell table:formula="of:=NOW()" office:value-type="date" office:date-value="2016-08-04T18:17:58.696255" calcext:value-type="date">
            <text:p>04/08/2016 - 18:17</text:p>
          </table:table-cell>
          <table:table-cell table:formula="of:=NOW()+HOUR(6)" office:value-type="date" office:date-value="2016-08-04T18:17:58.696261"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0" calcext:value-type="float">
            <text:p>10</text:p>
          </table:table-cell>
          <table:table-cell office:value-type="float" office:value="0" calcext:value-type="float">
            <text:p>0</text:p>
          </table:table-cell>
        </table:table-row>
        <table:table-row table:style-name="ro3">
          <table:table-cell office:value-type="float" office:value="3" calcext:value-type="float">
            <text:p>3</text:p>
          </table:table-cell>
          <table:table-cell office:value-type="float" office:value="5" calcext:value-type="float">
            <text:p>5</text:p>
          </table:table-cell>
          <table:table-cell/>
          <table:table-cell office:value-type="string" calcext:value-type="string">
            <text:p>concert</text:p>
          </table:table-cell>
          <table:table-cell/>
          <table:table-cell table:formula="of:=NOW()" office:value-type="date" office:date-value="2016-08-04T18:17:58.696268" calcext:value-type="date">
            <text:p>04/08/2016 - 18:17</text:p>
          </table:table-cell>
          <table:table-cell table:formula="of:=NOW()+HOUR(6)" office:value-type="date" office:date-value="2016-08-04T18:17:58.696274"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5" calcext:value-type="float">
            <text:p>5</text:p>
          </table:table-cell>
          <table:table-cell office:value-type="float" office:value="0" calcext:value-type="float">
            <text:p>0</text:p>
          </table:table-cell>
        </table:table-row>
        <table:table-row table:style-name="ro3">
          <table:table-cell table:number-columns-repeated="2" office:value-type="float" office:value="4" calcext:value-type="float">
            <text:p>4</text:p>
          </table:table-cell>
          <table:table-cell/>
          <table:table-cell office:value-type="string" calcext:value-type="string">
            <text:p>theatre</text:p>
          </table:table-cell>
          <table:table-cell/>
          <table:table-cell table:formula="of:=NOW()" office:value-type="date" office:date-value="2016-08-04T18:17:58.69628" calcext:value-type="date">
            <text:p>04/08/2016 - 18:17</text:p>
          </table:table-cell>
          <table:table-cell table:formula="of:=NOW()+HOUR(6)" office:value-type="date" office:date-value="2016-08-04T18:17:58.696286"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0" calcext:value-type="float">
            <text:p>10</text:p>
          </table:table-cell>
          <table:table-cell office:value-type="float" office:value="0" calcext:value-type="float">
            <text:p>0</text:p>
          </table:table-cell>
        </table:table-row>
        <table:table-row table:style-name="ro3">
          <table:table-cell office:value-type="float" office:value="5" calcext:value-type="float">
            <text:p>5</text:p>
          </table:table-cell>
          <table:table-cell office:value-type="float" office:value="8" calcext:value-type="float">
            <text:p>8</text:p>
          </table:table-cell>
          <table:table-cell/>
          <table:table-cell office:value-type="string" calcext:value-type="string">
            <text:p>expo</text:p>
          </table:table-cell>
          <table:table-cell/>
          <table:table-cell table:formula="of:=NOW()+1" office:value-type="date" office:date-value="2016-08-05T18:17:58.696293" calcext:value-type="date">
            <text:p>05/08/2016 - 18:17</text:p>
          </table:table-cell>
          <table:table-cell table:formula="of:=NOW()+HOUR(6)" office:value-type="date" office:date-value="2016-08-04T18:17:58.6963"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7" calcext:value-type="float">
            <text:p>7</text:p>
          </table:table-cell>
          <table:table-cell office:value-type="float" office:value="0" calcext:value-type="float">
            <text:p>0</text:p>
          </table:table-cell>
        </table:table-row>
        <table:table-row table:style-name="ro3">
          <table:table-cell office:value-type="float" office:value="6" calcext:value-type="float">
            <text:p>6</text:p>
          </table:table-cell>
          <table:table-cell office:value-type="float" office:value="7" calcext:value-type="float">
            <text:p>7</text:p>
          </table:table-cell>
          <table:table-cell/>
          <table:table-cell office:value-type="string" calcext:value-type="string">
            <text:p>concert</text:p>
          </table:table-cell>
          <table:table-cell/>
          <table:table-cell table:formula="of:=NOW()+1" office:value-type="date" office:date-value="2016-08-05T18:17:58.696306" calcext:value-type="date">
            <text:p>05/08/2016 - 18:17</text:p>
          </table:table-cell>
          <table:table-cell table:formula="of:=NOW()+HOUR(6)" office:value-type="date" office:date-value="2016-08-04T18:17:58.696312"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2" office:value-type="float" office:value="0" calcext:value-type="float">
            <text:p>0</text:p>
          </table:table-cell>
        </table:table-row>
        <table:table-row table:style-name="ro3">
          <table:table-cell office:value-type="float" office:value="7" calcext:value-type="float">
            <text:p>7</text:p>
          </table:table-cell>
          <table:table-cell office:value-type="float" office:value="1" calcext:value-type="float">
            <text:p>1</text:p>
          </table:table-cell>
          <table:table-cell/>
          <table:table-cell office:value-type="string" calcext:value-type="string">
            <text:p>concert</text:p>
          </table:table-cell>
          <table:table-cell/>
          <table:table-cell table:formula="of:=NOW()+1" office:value-type="date" office:date-value="2016-08-05T18:17:58.696319" calcext:value-type="date">
            <text:p>05/08/2016 - 18:17</text:p>
          </table:table-cell>
          <table:table-cell table:formula="of:=NOW()+HOUR(6)" office:value-type="date" office:date-value="2016-08-04T18:17:58.696324"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2" office:value-type="float" office:value="0" calcext:value-type="float">
            <text:p>0</text:p>
          </table:table-cell>
        </table:table-row>
        <table:table-row table:style-name="ro3">
          <table:table-cell office:value-type="float" office:value="8" calcext:value-type="float">
            <text:p>8</text:p>
          </table:table-cell>
          <table:table-cell office:value-type="float" office:value="2" calcext:value-type="float">
            <text:p>2</text:p>
          </table:table-cell>
          <table:table-cell/>
          <table:table-cell office:value-type="string" calcext:value-type="string">
            <text:p>concert</text:p>
          </table:table-cell>
          <table:table-cell/>
          <table:table-cell table:formula="of:=NOW()+1" office:value-type="date" office:date-value="2016-08-05T18:17:58.69633" calcext:value-type="date">
            <text:p>05/08/2016 - 18:17</text:p>
          </table:table-cell>
          <table:table-cell table:formula="of:=NOW()+HOUR(6)" office:value-type="date" office:date-value="2016-08-04T18:17:58.696337"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5" calcext:value-type="float">
            <text:p>5</text:p>
          </table:table-cell>
          <table:table-cell office:value-type="float" office:value="1" calcext:value-type="float">
            <text:p>1</text:p>
          </table:table-cell>
        </table:table-row>
        <table:table-row table:style-name="ro3">
          <table:table-cell office:value-type="float" office:value="9" calcext:value-type="float">
            <text:p>9</text:p>
          </table:table-cell>
          <table:table-cell office:value-type="float" office:value="5" calcext:value-type="float">
            <text:p>5</text:p>
          </table:table-cell>
          <table:table-cell/>
          <table:table-cell office:value-type="string" calcext:value-type="string">
            <text:p>expo</text:p>
          </table:table-cell>
          <table:table-cell/>
          <table:table-cell table:formula="of:=NOW()+1" office:value-type="date" office:date-value="2016-08-05T18:17:58.696341" calcext:value-type="date">
            <text:p>05/08/2016 - 18:17</text:p>
          </table:table-cell>
          <table:table-cell table:formula="of:=NOW()+HOUR(6)" office:value-type="date" office:date-value="2016-08-04T18:17:58.696344"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3" calcext:value-type="float">
            <text:p>3</text:p>
          </table:table-cell>
          <table:table-cell office:value-type="float" office:value="0" calcext:value-type="float">
            <text:p>0</text:p>
          </table:table-cell>
        </table:table-row>
        <table:table-row table:style-name="ro3">
          <table:table-cell office:value-type="float" office:value="10" calcext:value-type="float">
            <text:p>10</text:p>
          </table:table-cell>
          <table:table-cell office:value-type="float" office:value="7" calcext:value-type="float">
            <text:p>7</text:p>
          </table:table-cell>
          <table:table-cell/>
          <table:table-cell office:value-type="string" calcext:value-type="string">
            <text:p>concert</text:p>
          </table:table-cell>
          <table:table-cell/>
          <table:table-cell table:formula="of:=NOW()+1" office:value-type="date" office:date-value="2016-08-05T18:17:58.696348" calcext:value-type="date">
            <text:p>05/08/2016 - 18:17</text:p>
          </table:table-cell>
          <table:table-cell table:formula="of:=NOW()+HOUR(6)" office:value-type="date" office:date-value="2016-08-04T18:17:58.696351"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3" calcext:value-type="float">
            <text:p>3</text:p>
          </table:table-cell>
          <table:table-cell office:value-type="float" office:value="1" calcext:value-type="float">
            <text:p>1</text:p>
          </table:table-cell>
        </table:table-row>
        <table:table-row table:style-name="ro3">
          <table:table-cell office:value-type="float" office:value="11" calcext:value-type="float">
            <text:p>11</text:p>
          </table:table-cell>
          <table:table-cell office:value-type="float" office:value="4" calcext:value-type="float">
            <text:p>4</text:p>
          </table:table-cell>
          <table:table-cell/>
          <table:table-cell office:value-type="string" calcext:value-type="string">
            <text:p>theatre</text:p>
          </table:table-cell>
          <table:table-cell/>
          <table:table-cell table:formula="of:=NOW()+2" office:value-type="date" office:date-value="2016-08-06T18:17:58.696355" calcext:value-type="date">
            <text:p>06/08/2016 - 18:17</text:p>
          </table:table-cell>
          <table:table-cell table:formula="of:=NOW()+HOUR(6)" office:value-type="date" office:date-value="2016-08-04T18:17:58.696358"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cell office:value-type="float" office:value="1" calcext:value-type="float">
            <text:p>1</text:p>
          </table:table-cell>
        </table:table-row>
        <table:table-row table:style-name="ro3">
          <table:table-cell office:value-type="float" office:value="12" calcext:value-type="float">
            <text:p>12</text:p>
          </table:table-cell>
          <table:table-cell office:value-type="float" office:value="3" calcext:value-type="float">
            <text:p>3</text:p>
          </table:table-cell>
          <table:table-cell/>
          <table:table-cell office:value-type="string" calcext:value-type="string">
            <text:p>concert</text:p>
          </table:table-cell>
          <table:table-cell/>
          <table:table-cell table:formula="of:=NOW()+2" office:value-type="date" office:date-value="2016-08-06T18:17:58.696362" calcext:value-type="date">
            <text:p>06/08/2016 - 18:17</text:p>
          </table:table-cell>
          <table:table-cell table:formula="of:=NOW()+HOUR(6)" office:value-type="date" office:date-value="2016-08-04T18:17:58.696364"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0" calcext:value-type="float">
            <text:p>10</text:p>
          </table:table-cell>
          <table:table-cell office:value-type="float" office:value="0" calcext:value-type="float">
            <text:p>0</text:p>
          </table:table-cell>
        </table:table-row>
        <table:table-row table:style-name="ro3">
          <table:table-cell office:value-type="float" office:value="13" calcext:value-type="float">
            <text:p>13</text:p>
          </table:table-cell>
          <table:table-cell office:value-type="float" office:value="6" calcext:value-type="float">
            <text:p>6</text:p>
          </table:table-cell>
          <table:table-cell/>
          <table:table-cell office:value-type="string" calcext:value-type="string">
            <text:p>concert</text:p>
          </table:table-cell>
          <table:table-cell/>
          <table:table-cell table:formula="of:=NOW()+2" office:value-type="date" office:date-value="2016-08-06T18:17:58.696368" calcext:value-type="date">
            <text:p>06/08/2016 - 18:17</text:p>
          </table:table-cell>
          <table:table-cell table:formula="of:=NOW()+HOUR(6)" office:value-type="date" office:date-value="2016-08-04T18:17:58.696371"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20" calcext:value-type="float">
            <text:p>20</text:p>
          </table:table-cell>
          <table:table-cell office:value-type="float" office:value="0" calcext:value-type="float">
            <text:p>0</text:p>
          </table:table-cell>
        </table:table-row>
        <table:table-row table:style-name="ro3">
          <table:table-cell office:value-type="float" office:value="14" calcext:value-type="float">
            <text:p>14</text:p>
          </table:table-cell>
          <table:table-cell office:value-type="float" office:value="1" calcext:value-type="float">
            <text:p>1</text:p>
          </table:table-cell>
          <table:table-cell/>
          <table:table-cell office:value-type="string" calcext:value-type="string">
            <text:p>expo</text:p>
          </table:table-cell>
          <table:table-cell/>
          <table:table-cell table:formula="of:=NOW()+2" office:value-type="date" office:date-value="2016-08-06T18:17:58.696375" calcext:value-type="date">
            <text:p>06/08/2016 - 18:17</text:p>
          </table:table-cell>
          <table:table-cell table:formula="of:=NOW()+HOUR(6)" office:value-type="date" office:date-value="2016-08-04T18:17:58.696378"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cell office:value-type="float" office:value="1" calcext:value-type="float">
            <text:p>1</text:p>
          </table:table-cell>
        </table:table-row>
        <table:table-row table:style-name="ro3">
          <table:table-cell office:value-type="float" office:value="15" calcext:value-type="float">
            <text:p>15</text:p>
          </table:table-cell>
          <table:table-cell office:value-type="float" office:value="7" calcext:value-type="float">
            <text:p>7</text:p>
          </table:table-cell>
          <table:table-cell/>
          <table:table-cell office:value-type="string" calcext:value-type="string">
            <text:p>concert</text:p>
          </table:table-cell>
          <table:table-cell/>
          <table:table-cell table:formula="of:=NOW()+2" office:value-type="date" office:date-value="2016-08-06T18:17:58.696381" calcext:value-type="date">
            <text:p>06/08/2016 - 18:17</text:p>
          </table:table-cell>
          <table:table-cell table:formula="of:=NOW()+HOUR(6)" office:value-type="date" office:date-value="2016-08-04T18:17:58.696385"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5" calcext:value-type="float">
            <text:p>15</text:p>
          </table:table-cell>
          <table:table-cell office:value-type="float" office:value="0" calcext:value-type="float">
            <text:p>0</text:p>
          </table:table-cell>
        </table:table-row>
        <table:table-row table:style-name="ro3">
          <table:table-cell office:value-type="float" office:value="16" calcext:value-type="float">
            <text:p>16</text:p>
          </table:table-cell>
          <table:table-cell office:value-type="float" office:value="8" calcext:value-type="float">
            <text:p>8</text:p>
          </table:table-cell>
          <table:table-cell/>
          <table:table-cell office:value-type="string" calcext:value-type="string">
            <text:p>theatre</text:p>
          </table:table-cell>
          <table:table-cell/>
          <table:table-cell table:formula="of:=NOW()+3" office:value-type="date" office:date-value="2016-08-07T18:17:58.696389" calcext:value-type="date">
            <text:p>07/08/2016 - 18:17</text:p>
          </table:table-cell>
          <table:table-cell table:formula="of:=NOW()+HOUR(6)" office:value-type="date" office:date-value="2016-08-04T18:17:58.696392"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8" calcext:value-type="float">
            <text:p>18</text:p>
          </table:table-cell>
          <table:table-cell office:value-type="float" office:value="0" calcext:value-type="float">
            <text:p>0</text:p>
          </table:table-cell>
        </table:table-row>
        <table:table-row table:style-name="ro3">
          <table:table-cell office:value-type="float" office:value="17" calcext:value-type="float">
            <text:p>17</text:p>
          </table:table-cell>
          <table:table-cell office:value-type="float" office:value="4" calcext:value-type="float">
            <text:p>4</text:p>
          </table:table-cell>
          <table:table-cell/>
          <table:table-cell office:value-type="string" calcext:value-type="string">
            <text:p>concert</text:p>
          </table:table-cell>
          <table:table-cell/>
          <table:table-cell table:formula="of:=NOW()+3" office:value-type="date" office:date-value="2016-08-07T18:17:58.696396" calcext:value-type="date">
            <text:p>07/08/2016 - 18:17</text:p>
          </table:table-cell>
          <table:table-cell table:formula="of:=NOW()+HOUR(6)" office:value-type="date" office:date-value="2016-08-04T18:17:58.696399"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5" calcext:value-type="float">
            <text:p>5</text:p>
          </table:table-cell>
          <table:table-cell office:value-type="float" office:value="0" calcext:value-type="float">
            <text:p>0</text:p>
          </table:table-cell>
        </table:table-row>
        <table:table-row table:style-name="ro3">
          <table:table-cell office:value-type="float" office:value="18" calcext:value-type="float">
            <text:p>18</text:p>
          </table:table-cell>
          <table:table-cell office:value-type="float" office:value="3" calcext:value-type="float">
            <text:p>3</text:p>
          </table:table-cell>
          <table:table-cell/>
          <table:table-cell office:value-type="string" calcext:value-type="string">
            <text:p>concert</text:p>
          </table:table-cell>
          <table:table-cell/>
          <table:table-cell table:formula="of:=NOW()+3" office:value-type="date" office:date-value="2016-08-07T18:17:58.696403" calcext:value-type="date">
            <text:p>07/08/2016 - 18:17</text:p>
          </table:table-cell>
          <table:table-cell table:formula="of:=NOW()+HOUR(6)" office:value-type="date" office:date-value="2016-08-04T18:17:58.696405"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2" office:value-type="float" office:value="0" calcext:value-type="float">
            <text:p>0</text:p>
          </table:table-cell>
        </table:table-row>
        <table:table-row table:style-name="ro3">
          <table:table-cell office:value-type="float" office:value="19" calcext:value-type="float">
            <text:p>19</text:p>
          </table:table-cell>
          <table:table-cell office:value-type="float" office:value="5" calcext:value-type="float">
            <text:p>5</text:p>
          </table:table-cell>
          <table:table-cell/>
          <table:table-cell office:value-type="string" calcext:value-type="string">
            <text:p>expo</text:p>
          </table:table-cell>
          <table:table-cell/>
          <table:table-cell table:formula="of:=NOW()+3" office:value-type="date" office:date-value="2016-08-07T18:17:58.696409" calcext:value-type="date">
            <text:p>07/08/2016 - 18:17</text:p>
          </table:table-cell>
          <table:table-cell table:formula="of:=NOW()+HOUR(6)" office:value-type="date" office:date-value="2016-08-04T18:17:58.696412" calcext:value-type="date">
            <text:p>04/08/2016 - 18:17</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2"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date-style style:name="N107">
      <number:day number:style="long"/>
      <number:text>/</number:text>
      <number:month number:style="long"/>
      <number:text>/</number:text>
      <number:year number:style="long"/>
      <number:text> -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mat </meta:initial-creator>
    <meta:creation-date>2016-08-04T16:56:00.771421162</meta:creation-date>
    <dc:date>2016-08-04T18:18:01.504087642</dc:date>
    <dc:creator>yomat </dc:creator>
    <meta:editing-duration>PT1H6M58S</meta:editing-duration>
    <meta:editing-cycles>4</meta:editing-cycles>
    <meta:generator>LibreOffice/4.2.8.2$Linux_X86_64 LibreOffice_project/420m0$Build-2</meta:generator>
    <meta:document-statistic meta:table-count="3" meta:cell-count="288" meta:object-count="220"/>
  </office:meta>
</office:document-meta>
</file>